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4pt" fo:language="es" fo:country="AR" fo:font-weight="bold" officeooo:rsid="0021c62b" officeooo:paragraph-rsid="0021c62b" style:font-size-asian="14pt" style:font-weight-asian="bold" style:font-size-complex="14pt" style:font-weight-complex="bold"/>
    </style:style>
    <style:style style:name="P2" style:family="paragraph" style:parent-style-name="Preformatted_20_Text">
      <style:text-properties style:use-window-font-color="true" fo:language="es" fo:country="AR" officeooo:rsid="00557479" officeooo:paragraph-rsid="00565868"/>
    </style:style>
    <style:style style:name="P3" style:family="paragraph" style:parent-style-name="Preformatted_20_Text">
      <style:text-properties fo:color="#ff3333" fo:language="es" fo:country="AR" officeooo:rsid="00557479" officeooo:paragraph-rsid="00557479"/>
    </style:style>
    <style:style style:name="P4" style:family="paragraph" style:parent-style-name="Preformatted_20_Text">
      <style:paragraph-properties fo:text-align="center" style:justify-single-word="false"/>
      <style:text-properties style:font-name="Liberation Mono" fo:font-size="14pt" fo:language="es" fo:country="AR" fo:font-weight="bold" officeooo:rsid="0021c62b" officeooo:paragraph-rsid="001f76b5" style:font-name-asian="Droid Sans Fallback1" style:font-size-asian="14pt" style:font-weight-asian="bold" style:font-name-complex="Liberation Mono" style:font-size-complex="14pt" style:font-weight-complex="bold"/>
    </style:style>
    <style:style style:name="P5" style:family="paragraph" style:parent-style-name="Preformatted_20_Text">
      <style:text-properties fo:language="es" fo:country="AR" fo:font-weight="bold" officeooo:rsid="00297717" officeooo:paragraph-rsid="00297717" style:font-weight-asian="bold" style:font-weight-complex="bold"/>
    </style:style>
    <style:style style:name="P6" style:family="paragraph" style:parent-style-name="Preformatted_20_Text">
      <style:text-properties fo:language="es" fo:country="AR" fo:font-weight="bold" officeooo:rsid="0021c62b" officeooo:paragraph-rsid="0054b04c" style:font-weight-asian="bold" style:font-weight-complex="bold"/>
    </style:style>
    <style:style style:name="P7" style:family="paragraph" style:parent-style-name="Preformatted_20_Text">
      <style:text-properties fo:language="es" fo:country="AR" fo:font-weight="bold" officeooo:rsid="0054b04c" officeooo:paragraph-rsid="0054b04c" style:font-weight-asian="bold" style:font-weight-complex="bold"/>
    </style:style>
    <style:style style:name="P8" style:family="paragraph" style:parent-style-name="Preformatted_20_Text">
      <style:text-properties fo:language="es" fo:country="AR" fo:font-weight="bold" officeooo:rsid="00234681" officeooo:paragraph-rsid="00234681" style:font-weight-asian="bold" style:font-weight-complex="bold"/>
    </style:style>
    <style:style style:name="P9" style:family="paragraph" style:parent-style-name="Preformatted_20_Text">
      <style:text-properties fo:language="es" fo:country="AR" fo:font-weight="bold" officeooo:rsid="00501ffc" officeooo:paragraph-rsid="00501ffc" style:font-weight-asian="bold" style:font-weight-complex="bold"/>
    </style:style>
    <style:style style:name="P10" style:family="paragraph" style:parent-style-name="Preformatted_20_Text">
      <style:text-properties fo:language="es" fo:country="AR" fo:font-weight="bold" officeooo:rsid="005dd0f8" officeooo:paragraph-rsid="005dd0f8" style:font-weight-asian="bold" style:font-weight-complex="bold"/>
    </style:style>
    <style:style style:name="P11" style:family="paragraph" style:parent-style-name="Preformatted_20_Text">
      <style:text-properties fo:language="es" fo:country="AR" officeooo:rsid="00297717" officeooo:paragraph-rsid="00297717"/>
    </style:style>
    <style:style style:name="P12" style:family="paragraph" style:parent-style-name="Preformatted_20_Text">
      <style:text-properties fo:language="es" fo:country="AR" officeooo:rsid="001f76b5" officeooo:paragraph-rsid="001f76b5"/>
    </style:style>
    <style:style style:name="P13" style:family="paragraph" style:parent-style-name="Preformatted_20_Text">
      <style:text-properties fo:language="es" fo:country="AR" officeooo:rsid="0029ae20" officeooo:paragraph-rsid="0029ae20"/>
    </style:style>
    <style:style style:name="P14" style:family="paragraph" style:parent-style-name="Preformatted_20_Text">
      <style:text-properties fo:language="es" fo:country="AR" officeooo:rsid="0021c62b" officeooo:paragraph-rsid="0021c62b"/>
    </style:style>
    <style:style style:name="P15" style:family="paragraph" style:parent-style-name="Preformatted_20_Text">
      <style:text-properties fo:language="es" fo:country="AR" officeooo:rsid="0021c62b" officeooo:paragraph-rsid="00228868"/>
    </style:style>
    <style:style style:name="P16" style:family="paragraph" style:parent-style-name="Preformatted_20_Text">
      <style:text-properties fo:language="es" fo:country="AR" officeooo:rsid="0021c62b" officeooo:paragraph-rsid="00234681"/>
    </style:style>
    <style:style style:name="P17" style:family="paragraph" style:parent-style-name="Preformatted_20_Text">
      <style:text-properties fo:language="es" fo:country="AR" officeooo:rsid="0054b04c" officeooo:paragraph-rsid="00557479"/>
    </style:style>
    <style:style style:name="P18" style:family="paragraph" style:parent-style-name="Preformatted_20_Text">
      <style:text-properties fo:language="es" fo:country="AR" officeooo:rsid="00228868" officeooo:paragraph-rsid="00228868"/>
    </style:style>
    <style:style style:name="P19" style:family="paragraph" style:parent-style-name="Preformatted_20_Text">
      <style:text-properties fo:language="es" fo:country="AR" officeooo:rsid="00228868" officeooo:paragraph-rsid="004f1cd6"/>
    </style:style>
    <style:style style:name="P20" style:family="paragraph" style:parent-style-name="Preformatted_20_Text">
      <style:text-properties fo:language="es" fo:country="AR" style:text-underline-style="none" fo:font-weight="bold" officeooo:rsid="0021c62b" officeooo:paragraph-rsid="00234681" style:font-weight-asian="bold" style:font-weight-complex="bold"/>
    </style:style>
    <style:style style:name="P21" style:family="paragraph" style:parent-style-name="Preformatted_20_Text">
      <style:text-properties fo:language="es" fo:country="AR" style:text-underline-style="none" fo:font-weight="bold" officeooo:rsid="00234681" officeooo:paragraph-rsid="00234681" style:font-weight-asian="bold" style:font-weight-complex="bold"/>
    </style:style>
    <style:style style:name="P22" style:family="paragraph" style:parent-style-name="Preformatted_20_Text">
      <style:text-properties fo:language="es" fo:country="AR" style:text-underline-style="none" fo:font-weight="bold" officeooo:rsid="00462867" officeooo:paragraph-rsid="00462867" style:font-weight-asian="bold" style:font-weight-complex="bold"/>
    </style:style>
    <style:style style:name="P23" style:family="paragraph" style:parent-style-name="Preformatted_20_Text">
      <style:text-properties fo:language="es" fo:country="AR" style:text-underline-style="none" fo:font-weight="bold" officeooo:rsid="003addf4" officeooo:paragraph-rsid="003addf4" style:font-weight-asian="bold" style:font-weight-complex="bold"/>
    </style:style>
    <style:style style:name="P24" style:family="paragraph" style:parent-style-name="Preformatted_20_Text">
      <style:text-properties fo:language="es" fo:country="AR" style:text-underline-style="none" fo:font-weight="bold" officeooo:rsid="003addf4" officeooo:paragraph-rsid="00493d7c" style:font-weight-asian="bold" style:font-weight-complex="bold"/>
    </style:style>
    <style:style style:name="P25" style:family="paragraph" style:parent-style-name="Preformatted_20_Text">
      <style:text-properties fo:language="es" fo:country="AR" style:text-underline-style="none" fo:font-weight="normal" officeooo:rsid="00234681" officeooo:paragraph-rsid="00234681" style:font-weight-asian="normal" style:font-weight-complex="normal"/>
    </style:style>
    <style:style style:name="P26" style:family="paragraph" style:parent-style-name="Preformatted_20_Text">
      <style:text-properties fo:language="es" fo:country="AR" style:text-underline-style="none" fo:font-weight="normal" officeooo:rsid="0023bb40" officeooo:paragraph-rsid="0023bb40" style:font-weight-asian="normal" style:font-weight-complex="normal"/>
    </style:style>
    <style:style style:name="P27" style:family="paragraph" style:parent-style-name="Preformatted_20_Text">
      <style:text-properties fo:language="es" fo:country="AR" style:text-underline-style="none" fo:font-weight="normal" officeooo:rsid="005b11bd" officeooo:paragraph-rsid="005b11bd" style:font-weight-asian="normal" style:font-weight-complex="normal"/>
    </style:style>
    <style:style style:name="P28" style:family="paragraph" style:parent-style-name="Preformatted_20_Text">
      <style:text-properties fo:language="es" fo:country="AR" style:text-underline-style="none" fo:font-weight="normal" officeooo:rsid="00252705" officeooo:paragraph-rsid="00252705" style:font-weight-asian="normal" style:font-weight-complex="normal"/>
    </style:style>
    <style:style style:name="P29" style:family="paragraph" style:parent-style-name="Preformatted_20_Text">
      <style:text-properties fo:language="es" fo:country="AR" style:text-underline-style="none" fo:font-weight="normal" officeooo:rsid="00252705" officeooo:paragraph-rsid="00493d7c" style:font-weight-asian="normal" style:font-weight-complex="normal"/>
    </style:style>
    <style:style style:name="P30" style:family="paragraph" style:parent-style-name="Preformatted_20_Text">
      <style:text-properties fo:language="es" fo:country="AR" style:text-underline-style="none" fo:font-weight="normal" officeooo:rsid="00252705" officeooo:paragraph-rsid="004c04d5" style:font-weight-asian="normal" style:font-weight-complex="normal"/>
    </style:style>
    <style:style style:name="P31" style:family="paragraph" style:parent-style-name="Preformatted_20_Text">
      <style:text-properties fo:language="es" fo:country="AR" style:text-underline-style="none" fo:font-weight="normal" officeooo:rsid="0035688f" officeooo:paragraph-rsid="0036b62c" style:font-weight-asian="normal" style:font-weight-complex="normal"/>
    </style:style>
    <style:style style:name="P32" style:family="paragraph" style:parent-style-name="Preformatted_20_Text">
      <style:paragraph-properties>
        <style:tab-stops>
          <style:tab-stop style:position="1.27cm"/>
        </style:tab-stops>
      </style:paragraph-properties>
      <style:text-properties fo:language="es" fo:country="AR" style:text-underline-style="none" fo:font-weight="normal" officeooo:rsid="0021c62b" officeooo:paragraph-rsid="00234681" style:font-weight-asian="normal" style:font-weight-complex="normal"/>
    </style:style>
    <style:style style:name="P33" style:family="paragraph" style:parent-style-name="Preformatted_20_Text">
      <style:text-properties fo:language="es" fo:country="AR" style:text-underline-style="none" fo:font-weight="normal" officeooo:rsid="0021c62b" officeooo:paragraph-rsid="0036b62c" style:font-weight-asian="normal" style:font-weight-complex="normal"/>
    </style:style>
    <style:style style:name="P34" style:family="paragraph" style:parent-style-name="Preformatted_20_Text">
      <style:text-properties fo:language="es" fo:country="AR" style:text-underline-style="none" fo:font-weight="normal" officeooo:rsid="0021c62b" officeooo:paragraph-rsid="004c04d5" style:font-weight-asian="normal" style:font-weight-complex="normal"/>
    </style:style>
    <style:style style:name="P35" style:family="paragraph" style:parent-style-name="Preformatted_20_Text">
      <style:text-properties fo:language="es" fo:country="AR" style:text-underline-style="none" fo:font-weight="normal" officeooo:rsid="00398285" officeooo:paragraph-rsid="00398285" style:font-weight-asian="normal" style:font-weight-complex="normal"/>
    </style:style>
    <style:style style:name="P36" style:family="paragraph" style:parent-style-name="Preformatted_20_Text">
      <style:text-properties fo:language="es" fo:country="AR" style:text-underline-style="none" fo:font-weight="normal" officeooo:rsid="003addf4" officeooo:paragraph-rsid="003addf4" style:font-weight-asian="normal" style:font-weight-complex="normal"/>
    </style:style>
    <style:style style:name="P37" style:family="paragraph" style:parent-style-name="Preformatted_20_Text">
      <style:text-properties fo:language="es" fo:country="AR" style:text-underline-style="none" fo:font-weight="normal" officeooo:rsid="003addf4" officeooo:paragraph-rsid="003dc032" style:font-weight-asian="normal" style:font-weight-complex="normal"/>
    </style:style>
    <style:style style:name="P38" style:family="paragraph" style:parent-style-name="Preformatted_20_Text">
      <style:text-properties fo:language="es" fo:country="AR" style:text-underline-style="none" fo:font-weight="normal" officeooo:rsid="003c8957" officeooo:paragraph-rsid="003c8957" style:font-weight-asian="normal" style:font-weight-complex="normal"/>
    </style:style>
    <style:style style:name="P39" style:family="paragraph" style:parent-style-name="Preformatted_20_Text">
      <style:text-properties fo:language="es" fo:country="AR" style:text-underline-style="none" fo:font-weight="normal" officeooo:rsid="00493d7c" officeooo:paragraph-rsid="00493d7c" style:font-weight-asian="normal" style:font-weight-complex="normal"/>
    </style:style>
    <style:style style:name="P40" style:family="paragraph" style:parent-style-name="Preformatted_20_Text">
      <style:text-properties fo:language="es" fo:country="AR" style:text-underline-style="none" fo:font-weight="normal" officeooo:rsid="00493d7c" officeooo:paragraph-rsid="004c04d5" style:font-weight-asian="normal" style:font-weight-complex="normal"/>
    </style:style>
    <style:style style:name="P41" style:family="paragraph" style:parent-style-name="Preformatted_20_Text">
      <style:text-properties fo:language="es" fo:country="AR" fo:font-weight="normal" officeooo:rsid="0021c62b" officeooo:paragraph-rsid="00234681" style:font-weight-asian="normal" style:font-weight-complex="normal"/>
    </style:style>
    <style:style style:name="P42" style:family="paragraph" style:parent-style-name="Preformatted_20_Text">
      <style:text-properties fo:language="es" fo:country="AR" fo:font-weight="normal" officeooo:rsid="00234681" officeooo:paragraph-rsid="00595352" style:font-weight-asian="normal" style:font-weight-complex="normal"/>
    </style:style>
    <style:style style:name="P43" style:family="paragraph" style:parent-style-name="Preformatted_20_Text">
      <style:text-properties fo:language="es" fo:country="AR" fo:font-weight="normal" officeooo:rsid="00234681" officeooo:paragraph-rsid="00234681" style:font-weight-asian="normal" style:font-weight-complex="normal"/>
    </style:style>
    <style:style style:name="P44" style:family="paragraph" style:parent-style-name="Preformatted_20_Text">
      <style:text-properties fo:language="es" fo:country="AR" fo:font-weight="normal" officeooo:rsid="00580ba5" officeooo:paragraph-rsid="00580ba5" style:font-weight-asian="normal" style:font-weight-complex="normal"/>
    </style:style>
    <style:style style:name="P45" style:family="paragraph" style:parent-style-name="Preformatted_20_Text">
      <style:text-properties fo:language="es" fo:country="AR" fo:font-weight="normal" officeooo:rsid="0023bb40" officeooo:paragraph-rsid="0023bb40" style:font-weight-asian="normal" style:font-weight-complex="normal"/>
    </style:style>
    <style:style style:name="P46" style:family="paragraph" style:parent-style-name="Preformatted_20_Text">
      <style:text-properties fo:language="es" fo:country="AR" style:text-underline-style="solid" style:text-underline-width="auto" style:text-underline-color="font-color" fo:font-weight="normal" officeooo:rsid="00580ba5" officeooo:paragraph-rsid="00580ba5" style:font-weight-asian="normal" style:font-weight-complex="normal"/>
    </style:style>
    <style:style style:name="P47" style:family="paragraph" style:parent-style-name="Preformatted_20_Text">
      <style:text-properties fo:language="es" fo:country="AR" officeooo:rsid="0030db5c" officeooo:paragraph-rsid="0030db5c"/>
    </style:style>
    <style:style style:name="P48" style:family="paragraph" style:parent-style-name="Preformatted_20_Text">
      <style:text-properties fo:language="es" fo:country="AR" officeooo:rsid="004d7fc5" officeooo:paragraph-rsid="004d7fc5"/>
    </style:style>
    <style:style style:name="P49" style:family="paragraph" style:parent-style-name="Preformatted_20_Text">
      <style:text-properties fo:language="es" fo:country="AR" officeooo:rsid="004f1cd6" officeooo:paragraph-rsid="004f1cd6"/>
    </style:style>
    <style:style style:name="P50" style:family="paragraph" style:parent-style-name="Preformatted_20_Text">
      <style:text-properties fo:language="es" fo:country="AR" officeooo:rsid="00501ffc" officeooo:paragraph-rsid="00501ffc"/>
    </style:style>
    <style:style style:name="P51" style:family="paragraph" style:parent-style-name="Preformatted_20_Text">
      <style:text-properties fo:language="es" fo:country="AR" officeooo:rsid="00520d5e" officeooo:paragraph-rsid="00520d5e"/>
    </style:style>
    <style:style style:name="P52" style:family="paragraph" style:parent-style-name="Preformatted_20_Text">
      <style:text-properties fo:language="es" fo:country="AR" officeooo:rsid="005b11bd" officeooo:paragraph-rsid="005b11bd"/>
    </style:style>
    <style:style style:name="P53" style:family="paragraph" style:parent-style-name="Preformatted_20_Text">
      <style:text-properties fo:color="#009900" fo:language="es" fo:country="AR" officeooo:rsid="0054b04c" officeooo:paragraph-rsid="00557479"/>
    </style:style>
    <style:style style:name="P54" style:family="paragraph" style:parent-style-name="Preformatted_20_Text">
      <style:text-properties fo:color="#009933" fo:language="es" fo:country="AR" officeooo:rsid="00557479" officeooo:paragraph-rsid="00565868"/>
    </style:style>
    <style:style style:name="P55" style:family="paragraph" style:parent-style-name="Preformatted_20_Text">
      <style:text-properties fo:color="#0066cc" fo:language="es" fo:country="AR" style:text-underline-style="none" fo:font-weight="normal" officeooo:rsid="00462867" officeooo:paragraph-rsid="00462867" style:font-weight-asian="normal" style:font-weight-complex="normal"/>
    </style:style>
    <style:style style:name="P56" style:family="paragraph" style:parent-style-name="Preformatted_20_Text">
      <style:text-properties fo:color="#0066cc" fo:language="es" fo:country="AR" fo:font-weight="normal" officeooo:rsid="0047d7fa" officeooo:paragraph-rsid="0047d7fa" style:font-weight-asian="normal" style:font-weight-complex="normal"/>
    </style:style>
    <style:style style:name="P57" style:family="paragraph" style:parent-style-name="Preformatted_20_Text">
      <style:text-properties fo:font-size="12pt" fo:language="es" fo:country="AR" fo:font-weight="bold" officeooo:rsid="004d7fc5" officeooo:paragraph-rsid="004d7fc5" style:font-size-asian="12pt" style:font-weight-asian="bold" style:font-size-complex="12pt" style:font-weight-complex="bold"/>
    </style:style>
    <style:style style:name="P58" style:family="paragraph" style:parent-style-name="Preformatted_20_Text" style:list-style-name="L1">
      <style:text-properties fo:language="es" fo:country="AR" officeooo:rsid="0021c62b" officeooo:paragraph-rsid="00228868"/>
    </style:style>
    <style:style style:name="P59" style:family="paragraph" style:parent-style-name="Preformatted_20_Text" style:list-style-name="L1">
      <style:text-properties fo:language="es" fo:country="AR" officeooo:rsid="00228868" officeooo:paragraph-rsid="00228868"/>
    </style:style>
    <style:style style:name="P60" style:family="paragraph" style:parent-style-name="Preformatted_20_Text" style:list-style-name="L2">
      <style:text-properties fo:language="es" fo:country="AR" officeooo:rsid="00228868" officeooo:paragraph-rsid="00228868"/>
    </style:style>
    <style:style style:name="P61" style:family="paragraph" style:parent-style-name="Preformatted_20_Text" style:list-style-name="L1">
      <style:text-properties fo:language="es" fo:country="AR" officeooo:rsid="00234681" officeooo:paragraph-rsid="0029ae20"/>
    </style:style>
    <style:style style:name="P62" style:family="paragraph" style:parent-style-name="Preformatted_20_Text" style:list-style-name="L3">
      <style:text-properties fo:language="es" fo:country="AR" fo:font-weight="normal" officeooo:rsid="00234681" officeooo:paragraph-rsid="00234681" style:font-weight-asian="normal" style:font-weight-complex="normal"/>
    </style:style>
    <style:style style:name="P63" style:family="paragraph" style:parent-style-name="Preformatted_20_Text" style:list-style-name="L5">
      <style:text-properties fo:language="es" fo:country="AR" fo:font-weight="normal" officeooo:rsid="00234681" officeooo:paragraph-rsid="00234681" style:font-weight-asian="normal" style:font-weight-complex="normal"/>
    </style:style>
    <style:style style:name="P64" style:family="paragraph" style:parent-style-name="Preformatted_20_Text" style:list-style-name="L3">
      <style:text-properties fo:language="es" fo:country="AR" fo:font-weight="normal" officeooo:rsid="0059110d" officeooo:paragraph-rsid="0059110d" style:font-weight-asian="normal" style:font-weight-complex="normal"/>
    </style:style>
    <style:style style:name="P65" style:family="paragraph" style:parent-style-name="Preformatted_20_Text" style:list-style-name="L3">
      <style:text-properties fo:language="es" fo:country="AR" fo:font-weight="normal" officeooo:rsid="0023bb40" officeooo:paragraph-rsid="0059110d" style:font-weight-asian="normal" style:font-weight-complex="normal"/>
    </style:style>
    <style:style style:name="P66" style:family="paragraph" style:parent-style-name="Preformatted_20_Text" style:list-style-name="L4">
      <style:text-properties fo:language="es" fo:country="AR" fo:font-weight="normal" officeooo:rsid="0023bb40" officeooo:paragraph-rsid="0023bb40" style:font-weight-asian="normal" style:font-weight-complex="normal"/>
    </style:style>
    <style:style style:name="P67" style:family="paragraph" style:parent-style-name="Preformatted_20_Text" style:list-style-name="L4">
      <style:text-properties fo:language="es" fo:country="AR" fo:font-weight="normal" officeooo:rsid="0023bb40" officeooo:paragraph-rsid="0044d904" style:font-weight-asian="normal" style:font-weight-complex="normal"/>
    </style:style>
    <style:style style:name="P68" style:family="paragraph" style:parent-style-name="Preformatted_20_Text" style:list-style-name="L5">
      <style:text-properties fo:language="es" fo:country="AR" fo:font-weight="normal" officeooo:rsid="0023bb40" officeooo:paragraph-rsid="0025f6c7" style:font-weight-asian="normal" style:font-weight-complex="normal"/>
    </style:style>
    <style:style style:name="P69" style:family="paragraph" style:parent-style-name="Preformatted_20_Text" style:list-style-name="L5">
      <style:text-properties fo:language="es" fo:country="AR" fo:font-weight="normal" officeooo:rsid="0023bb40" officeooo:paragraph-rsid="0023bb40" style:font-weight-asian="normal" style:font-weight-complex="normal"/>
    </style:style>
    <style:style style:name="P70" style:family="paragraph" style:parent-style-name="Preformatted_20_Text" style:list-style-name="L7">
      <style:text-properties fo:language="es" fo:country="AR" fo:font-weight="normal" officeooo:rsid="0023bb40" officeooo:paragraph-rsid="0023bb40" style:font-weight-asian="normal" style:font-weight-complex="normal"/>
    </style:style>
    <style:style style:name="P71" style:family="paragraph" style:parent-style-name="Preformatted_20_Text" style:list-style-name="L10">
      <style:text-properties fo:language="es" fo:country="AR" fo:font-weight="normal" officeooo:rsid="0023bb40" officeooo:paragraph-rsid="0023bb40" style:font-weight-asian="normal" style:font-weight-complex="normal"/>
    </style:style>
    <style:style style:name="P72" style:family="paragraph" style:parent-style-name="Preformatted_20_Text" style:list-style-name="L12">
      <style:text-properties fo:language="es" fo:country="AR" fo:font-weight="normal" officeooo:rsid="0023bb40" officeooo:paragraph-rsid="0023bb40" style:font-weight-asian="normal" style:font-weight-complex="normal"/>
    </style:style>
    <style:style style:name="P73" style:family="paragraph" style:parent-style-name="Preformatted_20_Text" style:list-style-name="L13">
      <style:text-properties fo:language="es" fo:country="AR" fo:font-weight="normal" officeooo:rsid="0023bb40" officeooo:paragraph-rsid="0023bb40" style:font-weight-asian="normal" style:font-weight-complex="normal"/>
    </style:style>
    <style:style style:name="P74" style:family="paragraph" style:parent-style-name="Preformatted_20_Text">
      <style:text-properties fo:language="es" fo:country="AR" fo:font-weight="normal" officeooo:rsid="0023bb40" officeooo:paragraph-rsid="00620e71" style:font-weight-asian="normal" style:font-weight-complex="normal"/>
    </style:style>
    <style:style style:name="P75" style:family="paragraph" style:parent-style-name="Preformatted_20_Text" style:list-style-name="L5">
      <style:text-properties fo:language="es" fo:country="AR" fo:font-weight="normal" officeooo:rsid="00380a21" officeooo:paragraph-rsid="003addf4" style:font-weight-asian="normal" style:font-weight-complex="normal"/>
    </style:style>
    <style:style style:name="P76" style:family="paragraph" style:parent-style-name="Preformatted_20_Text" style:list-style-name="L10">
      <style:text-properties fo:language="es" fo:country="AR" fo:font-weight="normal" officeooo:rsid="003dc032" officeooo:paragraph-rsid="003dc032" style:font-weight-asian="normal" style:font-weight-complex="normal"/>
    </style:style>
    <style:style style:name="P77" style:family="paragraph" style:parent-style-name="Preformatted_20_Text" style:list-style-name="L12">
      <style:text-properties fo:language="es" fo:country="AR" fo:font-weight="normal" officeooo:rsid="003dc032" officeooo:paragraph-rsid="003dc032" style:font-weight-asian="normal" style:font-weight-complex="normal"/>
    </style:style>
    <style:style style:name="P78" style:family="paragraph" style:parent-style-name="Preformatted_20_Text" style:list-style-name="L13">
      <style:text-properties fo:language="es" fo:country="AR" fo:font-weight="normal" officeooo:rsid="003dc032" officeooo:paragraph-rsid="003dc032" style:font-weight-asian="normal" style:font-weight-complex="normal"/>
    </style:style>
    <style:style style:name="P79" style:family="paragraph" style:parent-style-name="Preformatted_20_Text">
      <style:text-properties fo:language="es" fo:country="AR" fo:font-weight="normal" officeooo:rsid="006267bd" officeooo:paragraph-rsid="006267bd" style:font-weight-asian="normal" style:font-weight-complex="normal"/>
    </style:style>
    <style:style style:name="P80" style:family="paragraph" style:parent-style-name="Preformatted_20_Text" style:list-style-name="L21">
      <style:text-properties fo:language="es" fo:country="AR" fo:font-weight="normal" officeooo:rsid="006267bd" officeooo:paragraph-rsid="006267bd" style:font-weight-asian="normal" style:font-weight-complex="normal"/>
    </style:style>
    <style:style style:name="P81" style:family="paragraph" style:parent-style-name="Preformatted_20_Text">
      <style:text-properties fo:language="es" fo:country="AR" fo:font-weight="normal" officeooo:rsid="00674773" officeooo:paragraph-rsid="00674773" style:font-weight-asian="normal" style:font-weight-complex="normal"/>
    </style:style>
    <style:style style:name="P82" style:family="paragraph" style:parent-style-name="Preformatted_20_Text" style:list-style-name="L6">
      <style:text-properties fo:language="es" fo:country="AR" style:text-underline-style="none" fo:font-weight="normal" officeooo:rsid="0025f6c7" officeooo:paragraph-rsid="0025f6c7" style:font-weight-asian="normal" style:font-weight-complex="normal"/>
    </style:style>
    <style:style style:name="P83" style:family="paragraph" style:parent-style-name="Preformatted_20_Text" style:list-style-name="L8">
      <style:text-properties fo:language="es" fo:country="AR" style:text-underline-style="none" fo:font-weight="normal" officeooo:rsid="0025f6c7" officeooo:paragraph-rsid="0025f6c7" style:font-weight-asian="normal" style:font-weight-complex="normal"/>
    </style:style>
    <style:style style:name="P84" style:family="paragraph" style:parent-style-name="Preformatted_20_Text" style:list-style-name="L8">
      <style:text-properties fo:language="es" fo:country="AR" style:text-underline-style="none" fo:font-weight="normal" officeooo:rsid="0025f6c7" officeooo:paragraph-rsid="00493d7c" style:font-weight-asian="normal" style:font-weight-complex="normal"/>
    </style:style>
    <style:style style:name="P85" style:family="paragraph" style:parent-style-name="Preformatted_20_Text" style:list-style-name="L15">
      <style:text-properties fo:language="es" fo:country="AR" style:text-underline-style="none" fo:font-weight="normal" officeooo:rsid="0025f6c7" officeooo:paragraph-rsid="004c04d5" style:font-weight-asian="normal" style:font-weight-complex="normal"/>
    </style:style>
    <style:style style:name="P86" style:family="paragraph" style:parent-style-name="Preformatted_20_Text" style:list-style-name="L7">
      <style:text-properties fo:language="es" fo:country="AR" style:text-underline-style="none" fo:font-weight="normal" officeooo:rsid="0035688f" officeooo:paragraph-rsid="0036b62c" style:font-weight-asian="normal" style:font-weight-complex="normal"/>
    </style:style>
    <style:style style:name="P87" style:family="paragraph" style:parent-style-name="Preformatted_20_Text" style:list-style-name="L8">
      <style:text-properties fo:language="es" fo:country="AR" style:text-underline-style="none" fo:font-weight="normal" officeooo:rsid="0035688f" officeooo:paragraph-rsid="0036b62c" style:font-weight-asian="normal" style:font-weight-complex="normal"/>
    </style:style>
    <style:style style:name="P88" style:family="paragraph" style:parent-style-name="Preformatted_20_Text" style:list-style-name="L8">
      <style:text-properties fo:language="es" fo:country="AR" style:text-underline-style="none" fo:font-weight="normal" officeooo:rsid="0035688f" officeooo:paragraph-rsid="00493d7c" style:font-weight-asian="normal" style:font-weight-complex="normal"/>
    </style:style>
    <style:style style:name="P89" style:family="paragraph" style:parent-style-name="Preformatted_20_Text" style:list-style-name="L15">
      <style:text-properties fo:language="es" fo:country="AR" style:text-underline-style="none" fo:font-weight="normal" officeooo:rsid="0035688f" officeooo:paragraph-rsid="004c04d5" style:font-weight-asian="normal" style:font-weight-complex="normal"/>
    </style:style>
    <style:style style:name="P90" style:family="paragraph" style:parent-style-name="Preformatted_20_Text" style:list-style-name="L9">
      <style:text-properties fo:language="es" fo:country="AR" style:text-underline-style="none" fo:font-weight="normal" officeooo:rsid="003dc032" officeooo:paragraph-rsid="003e9ee4" style:font-weight-asian="normal" style:font-weight-complex="normal"/>
    </style:style>
    <style:style style:name="P91" style:family="paragraph" style:parent-style-name="Preformatted_20_Text" style:list-style-name="L9">
      <style:text-properties fo:language="es" fo:country="AR" style:text-underline-style="none" fo:font-weight="normal" officeooo:rsid="003addf4" officeooo:paragraph-rsid="003e9ee4" style:font-weight-asian="normal" style:font-weight-complex="normal"/>
    </style:style>
    <style:style style:name="P92" style:family="paragraph" style:parent-style-name="Preformatted_20_Text" style:list-style-name="L9">
      <style:text-properties fo:language="es" fo:country="AR" style:text-underline-style="none" fo:font-weight="normal" officeooo:rsid="003c8957" officeooo:paragraph-rsid="003e9ee4" style:font-weight-asian="normal" style:font-weight-complex="normal"/>
    </style:style>
    <style:style style:name="P93" style:family="paragraph" style:parent-style-name="Preformatted_20_Text" style:list-style-name="L11">
      <style:text-properties fo:language="es" fo:country="AR" style:text-underline-style="none" fo:font-weight="normal" officeooo:rsid="00493d7c" officeooo:paragraph-rsid="00493d7c" style:font-weight-asian="normal" style:font-weight-complex="normal"/>
    </style:style>
    <style:style style:name="P94" style:family="paragraph" style:parent-style-name="Preformatted_20_Text" style:list-style-name="L14">
      <style:text-properties fo:language="es" fo:country="AR" style:text-underline-style="none" fo:font-weight="normal" officeooo:rsid="00493d7c" officeooo:paragraph-rsid="00493d7c" style:font-weight-asian="normal" style:font-weight-complex="normal"/>
    </style:style>
    <style:style style:name="P95" style:family="paragraph" style:parent-style-name="Preformatted_20_Text" style:list-style-name="L14">
      <style:text-properties fo:language="es" fo:country="AR" style:text-underline-style="none" fo:font-weight="normal" officeooo:rsid="00493d7c" officeooo:paragraph-rsid="004c04d5" style:font-weight-asian="normal" style:font-weight-complex="normal"/>
    </style:style>
    <style:style style:name="P96" style:family="paragraph" style:parent-style-name="Preformatted_20_Text" style:list-style-name="L9">
      <style:text-properties fo:language="es" fo:country="AR" style:text-underline-style="none" fo:font-weight="normal" officeooo:rsid="00484c7a" officeooo:paragraph-rsid="00484c7a" style:font-weight-asian="normal" style:font-weight-complex="normal"/>
    </style:style>
    <style:style style:name="P97" style:family="paragraph" style:parent-style-name="Preformatted_20_Text" style:list-style-name="L9">
      <style:text-properties fo:language="es" fo:country="AR" style:text-underline-style="none" fo:font-weight="normal" officeooo:rsid="00484d8a" officeooo:paragraph-rsid="00484d8a" style:font-weight-asian="normal" style:font-weight-complex="normal"/>
    </style:style>
    <style:style style:name="P98" style:family="paragraph" style:parent-style-name="Preformatted_20_Text" style:list-style-name="L14">
      <style:text-properties fo:language="es" fo:country="AR" style:text-underline-style="none" fo:font-weight="normal" officeooo:rsid="004ada20" officeooo:paragraph-rsid="004c04d5" style:font-weight-asian="normal" style:font-weight-complex="normal"/>
    </style:style>
    <style:style style:name="P99" style:family="paragraph" style:parent-style-name="Preformatted_20_Text" style:list-style-name="L14">
      <style:text-properties fo:language="es" fo:country="AR" style:text-underline-style="none" fo:font-weight="normal" officeooo:rsid="004c04d5" officeooo:paragraph-rsid="00520d5e" style:font-weight-asian="normal" style:font-weight-complex="normal"/>
    </style:style>
    <style:style style:name="P100" style:family="paragraph" style:parent-style-name="Preformatted_20_Text" style:list-style-name="L8">
      <style:text-properties fo:language="es" fo:country="AR" style:text-underline-style="none" fo:font-weight="normal" officeooo:rsid="0021c62b" officeooo:paragraph-rsid="00493d7c" style:font-weight-asian="normal" style:font-weight-complex="normal"/>
    </style:style>
    <style:style style:name="P101" style:family="paragraph" style:parent-style-name="Preformatted_20_Text" style:list-style-name="L15">
      <style:text-properties fo:language="es" fo:country="AR" style:text-underline-style="none" fo:font-weight="normal" officeooo:rsid="0021c62b" officeooo:paragraph-rsid="004c04d5" style:font-weight-asian="normal" style:font-weight-complex="normal"/>
    </style:style>
    <style:style style:name="P102" style:family="paragraph" style:parent-style-name="Preformatted_20_Text" style:list-style-name="L5">
      <style:text-properties fo:language="es" fo:country="AR" style:text-underline-style="none" fo:font-weight="normal" officeooo:rsid="0023bb40" officeooo:paragraph-rsid="00620e71" style:font-weight-asian="normal" style:font-weight-complex="normal"/>
    </style:style>
    <style:style style:name="P103" style:family="paragraph" style:parent-style-name="Preformatted_20_Text">
      <style:text-properties fo:language="es" fo:country="AR" style:text-underline-style="none" fo:font-weight="normal" officeooo:rsid="00620e71" officeooo:paragraph-rsid="00620e71" style:font-weight-asian="normal" style:font-weight-complex="normal"/>
    </style:style>
    <style:style style:name="P104" style:family="paragraph" style:parent-style-name="Preformatted_20_Text">
      <style:text-properties fo:language="es" fo:country="AR" style:text-underline-style="none" fo:font-weight="bold" officeooo:rsid="00462867" officeooo:paragraph-rsid="00462867" style:font-weight-asian="bold" style:font-weight-complex="bold"/>
    </style:style>
    <style:style style:name="P105" style:family="paragraph" style:parent-style-name="Preformatted_20_Text">
      <style:text-properties fo:language="es" fo:country="AR" style:text-underline-style="none" fo:font-weight="bold" officeooo:rsid="00620e71" officeooo:paragraph-rsid="00620e71" style:font-weight-asian="bold" style:font-weight-complex="bold"/>
    </style:style>
    <style:style style:name="P106" style:family="paragraph" style:parent-style-name="Preformatted_20_Text" style:list-style-name="L8">
      <style:text-properties fo:language="es" fo:country="AR" officeooo:paragraph-rsid="0036b62c"/>
    </style:style>
    <style:style style:name="P107" style:family="paragraph" style:parent-style-name="Preformatted_20_Text" style:list-style-name="L8">
      <style:text-properties fo:language="es" fo:country="AR" officeooo:paragraph-rsid="00493d7c"/>
    </style:style>
    <style:style style:name="P108" style:family="paragraph" style:parent-style-name="Preformatted_20_Text" style:list-style-name="L15">
      <style:text-properties fo:language="es" fo:country="AR" officeooo:paragraph-rsid="004c04d5"/>
    </style:style>
    <style:style style:name="P109" style:family="paragraph" style:parent-style-name="Preformatted_20_Text" style:list-style-name="L16">
      <style:text-properties fo:language="es" fo:country="AR" fo:font-weight="bold" officeooo:rsid="005b8e89" officeooo:paragraph-rsid="005b8e89" style:font-weight-asian="bold" style:font-weight-complex="bold"/>
    </style:style>
    <style:style style:name="P110" style:family="paragraph" style:parent-style-name="Preformatted_20_Text" style:list-style-name="L16">
      <style:text-properties fo:language="es" fo:country="AR" fo:font-weight="bold" officeooo:rsid="005b8e89" officeooo:paragraph-rsid="005dd0f8" style:font-weight-asian="bold" style:font-weight-complex="bold"/>
    </style:style>
    <style:style style:name="P111" style:family="paragraph" style:parent-style-name="Preformatted_20_Text" style:list-style-name="L19">
      <style:text-properties fo:language="es" fo:country="AR" fo:font-weight="bold" officeooo:rsid="005b8e89" officeooo:paragraph-rsid="005e8e97" style:font-weight-asian="bold" style:font-weight-complex="bold"/>
    </style:style>
    <style:style style:name="P112" style:family="paragraph" style:parent-style-name="Preformatted_20_Text" style:list-style-name="L16">
      <style:text-properties fo:language="es" fo:country="AR" fo:font-weight="bold" officeooo:rsid="005dd0f8" officeooo:paragraph-rsid="005dd0f8" style:font-weight-asian="bold" style:font-weight-complex="bold"/>
    </style:style>
    <style:style style:name="P113" style:family="paragraph" style:parent-style-name="Preformatted_20_Text" style:list-style-name="L16">
      <style:text-properties fo:language="es" fo:country="AR" fo:font-weight="bold" officeooo:rsid="005e8e97" officeooo:paragraph-rsid="005e8e97" style:font-weight-asian="bold" style:font-weight-complex="bold"/>
    </style:style>
    <style:style style:name="P114" style:family="paragraph" style:parent-style-name="Preformatted_20_Text" style:list-style-name="L19">
      <style:text-properties fo:language="es" fo:country="AR" fo:font-weight="bold" officeooo:rsid="005e8e97" officeooo:paragraph-rsid="005ef62a" style:font-weight-asian="bold" style:font-weight-complex="bold"/>
    </style:style>
    <style:style style:name="P115" style:family="paragraph" style:parent-style-name="Preformatted_20_Text">
      <style:text-properties fo:language="es" fo:country="AR" fo:font-weight="bold" officeooo:rsid="005ef62a" officeooo:paragraph-rsid="005ef62a" style:font-weight-asian="bold" style:font-weight-complex="bold"/>
    </style:style>
    <style:style style:name="P116" style:family="paragraph" style:parent-style-name="Preformatted_20_Text">
      <style:text-properties fo:language="es" fo:country="AR" fo:font-weight="bold" officeooo:rsid="005b11bd" officeooo:paragraph-rsid="005b11bd" style:font-weight-asian="bold" style:font-weight-complex="bold"/>
    </style:style>
    <style:style style:name="P117" style:family="paragraph" style:parent-style-name="Preformatted_20_Text">
      <style:text-properties fo:language="es" fo:country="AR" fo:font-weight="bold" officeooo:rsid="006267bd" officeooo:paragraph-rsid="006267bd" style:font-weight-asian="bold" style:font-weight-complex="bold"/>
    </style:style>
    <style:style style:name="P118" style:family="paragraph" style:parent-style-name="Preformatted_20_Text" style:list-style-name="L4">
      <style:text-properties style:use-window-font-color="true" fo:language="es" fo:country="AR" fo:font-weight="normal" officeooo:rsid="0027977a" officeooo:paragraph-rsid="0027977a" style:font-weight-asian="normal" style:font-weight-complex="normal"/>
    </style:style>
    <style:style style:name="P119" style:family="paragraph" style:parent-style-name="Preformatted_20_Text" style:list-style-name="L14">
      <style:text-properties style:use-window-font-color="true" fo:language="es" fo:country="AR" style:text-underline-style="none" fo:font-weight="normal" officeooo:rsid="004c04d5" officeooo:paragraph-rsid="004c04d5" style:font-weight-asian="normal" style:font-weight-complex="normal"/>
    </style:style>
    <style:style style:name="P120" style:family="paragraph" style:parent-style-name="Preformatted_20_Text" style:list-style-name="L5">
      <style:text-properties fo:color="#ff3333" fo:language="es" fo:country="AR" fo:font-weight="normal" officeooo:rsid="0027977a" officeooo:paragraph-rsid="0027977a" style:font-weight-asian="normal" style:font-weight-complex="normal"/>
    </style:style>
    <style:style style:name="P121" style:family="paragraph" style:parent-style-name="Preformatted_20_Text" style:list-style-name="L6">
      <style:text-properties fo:color="#ff3333" fo:language="es" fo:country="AR" style:text-underline-style="none" fo:font-weight="normal" officeooo:rsid="0027977a" officeooo:paragraph-rsid="0027977a" style:font-weight-asian="normal" style:font-weight-complex="normal"/>
    </style:style>
    <style:style style:name="P122" style:family="paragraph" style:parent-style-name="Preformatted_20_Text" style:list-style-name="L10">
      <style:text-properties fo:color="#ff3333" fo:language="es" fo:country="AR" style:text-underline-style="none" fo:font-weight="normal" officeooo:rsid="0027977a" officeooo:paragraph-rsid="0027977a" style:font-weight-asian="normal" style:font-weight-complex="normal"/>
    </style:style>
    <style:style style:name="P123" style:family="paragraph" style:parent-style-name="Preformatted_20_Text" style:list-style-name="L12">
      <style:text-properties fo:color="#ff3333" fo:language="es" fo:country="AR" style:text-underline-style="none" fo:font-weight="normal" officeooo:rsid="0027977a" officeooo:paragraph-rsid="0027977a" style:font-weight-asian="normal" style:font-weight-complex="normal"/>
    </style:style>
    <style:style style:name="P124" style:family="paragraph" style:parent-style-name="Preformatted_20_Text" style:list-style-name="L13">
      <style:text-properties fo:color="#ff3333" fo:language="es" fo:country="AR" style:text-underline-style="none" fo:font-weight="normal" officeooo:rsid="0027977a" officeooo:paragraph-rsid="0027977a" style:font-weight-asian="normal" style:font-weight-complex="normal"/>
    </style:style>
    <style:style style:name="T1" style:family="text">
      <style:text-properties officeooo:rsid="002025e4"/>
    </style:style>
    <style:style style:name="T2" style:family="text">
      <style:text-properties officeooo:rsid="00228868"/>
    </style:style>
    <style:style style:name="T3" style:family="text">
      <style:text-properties officeooo:rsid="0023468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style:text-underline-style="solid" style:text-underline-width="auto" style:text-underline-color="font-color" fo:font-weight="bold" officeooo:rsid="00234681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36b62c" style:font-weight-asian="bold" style:font-weight-complex="bold"/>
    </style:style>
    <style:style style:name="T7" style:family="text">
      <style:text-properties style:text-underline-style="none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fo:font-weight="bold" officeooo:rsid="00234681" style:font-weight-asian="bold" style:font-weight-complex="bold"/>
    </style:style>
    <style:style style:name="T10" style:family="text">
      <style:text-properties style:text-underline-style="none" fo:font-weight="bold" officeooo:rsid="0025f6c7" style:font-weight-asian="bold" style:font-weight-complex="bold"/>
    </style:style>
    <style:style style:name="T11" style:family="text">
      <style:text-properties style:text-underline-style="none" fo:font-weight="bold" officeooo:rsid="00338e00" style:font-weight-asian="bold" style:font-weight-complex="bold"/>
    </style:style>
    <style:style style:name="T12" style:family="text">
      <style:text-properties style:text-underline-style="none" fo:font-weight="bold" officeooo:rsid="00380a21" style:font-weight-asian="bold" style:font-weight-complex="bold"/>
    </style:style>
    <style:style style:name="T13" style:family="text">
      <style:text-properties style:text-underline-style="none" fo:font-weight="bold" officeooo:rsid="00382808" style:font-weight-asian="bold" style:font-weight-complex="bold"/>
    </style:style>
    <style:style style:name="T14" style:family="text">
      <style:text-properties style:text-underline-style="none" fo:font-weight="normal" officeooo:rsid="0023bb40" style:font-weight-asian="normal" style:font-weight-complex="normal"/>
    </style:style>
    <style:style style:name="T15" style:family="text">
      <style:text-properties style:text-underline-style="none" officeooo:rsid="0023bb40"/>
    </style:style>
    <style:style style:name="T16" style:family="text">
      <style:text-properties style:text-underline-style="none" officeooo:rsid="00252705"/>
    </style:style>
    <style:style style:name="T17" style:family="text">
      <style:text-properties style:text-underline-style="none" officeooo:rsid="0025f6c7"/>
    </style:style>
    <style:style style:name="T18" style:family="text">
      <style:text-properties style:text-underline-style="none" officeooo:rsid="0027977a"/>
    </style:style>
    <style:style style:name="T19" style:family="text">
      <style:text-properties style:text-underline-style="none" officeooo:rsid="00325ee1"/>
    </style:style>
    <style:style style:name="T20" style:family="text">
      <style:text-properties style:text-underline-style="none" officeooo:rsid="00338e00"/>
    </style:style>
    <style:style style:name="T21" style:family="text">
      <style:text-properties style:text-underline-style="none" officeooo:rsid="00380a21"/>
    </style:style>
    <style:style style:name="T22" style:family="text">
      <style:text-properties style:text-underline-style="none" officeooo:rsid="00382808"/>
    </style:style>
    <style:style style:name="T23" style:family="text">
      <style:text-properties style:text-underline-style="none" officeooo:rsid="00398285"/>
    </style:style>
    <style:style style:name="T24" style:family="text">
      <style:text-properties style:text-underline-style="none" officeooo:rsid="003addf4"/>
    </style:style>
    <style:style style:name="T25" style:family="text">
      <style:text-properties style:text-underline-style="none" officeooo:rsid="0040278e"/>
    </style:style>
    <style:style style:name="T26" style:family="text">
      <style:text-properties style:text-underline-style="none" officeooo:rsid="00414350"/>
    </style:style>
    <style:style style:name="T27" style:family="text">
      <style:text-properties style:text-underline-style="none" officeooo:rsid="00580ba5"/>
    </style:style>
    <style:style style:name="T28" style:family="text">
      <style:text-properties style:text-underline-style="none" officeooo:rsid="0059110d"/>
    </style:style>
    <style:style style:name="T29" style:family="text">
      <style:text-properties style:text-underline-style="none" officeooo:rsid="00595352"/>
    </style:style>
    <style:style style:name="T30" style:family="text">
      <style:text-properties style:text-underline-style="none" officeooo:rsid="0044d904"/>
    </style:style>
    <style:style style:name="T31" style:family="text">
      <style:text-properties style:text-underline-style="none" officeooo:rsid="002b46c2"/>
    </style:style>
    <style:style style:name="T32" style:family="text">
      <style:text-properties style:text-underline-style="none" officeooo:rsid="0060600a"/>
    </style:style>
    <style:style style:name="T33" style:family="text">
      <style:text-properties style:text-underline-style="none" officeooo:rsid="00620e71"/>
    </style:style>
    <style:style style:name="T34" style:family="text">
      <style:text-properties fo:color="#ff0000"/>
    </style:style>
    <style:style style:name="T35" style:family="text">
      <style:text-properties fo:color="#ff0000" officeooo:rsid="00325ee1"/>
    </style:style>
    <style:style style:name="T36" style:family="text">
      <style:text-properties fo:color="#ff0000" style:text-underline-style="none" fo:font-weight="normal" officeooo:rsid="00325ee1" style:font-weight-asian="normal" style:font-weight-complex="normal"/>
    </style:style>
    <style:style style:name="T37" style:family="text">
      <style:text-properties fo:color="#ff0000" style:text-underline-style="none" fo:font-weight="normal" officeooo:rsid="003c8957" style:font-weight-asian="normal" style:font-weight-complex="normal"/>
    </style:style>
    <style:style style:name="T38" style:family="text">
      <style:text-properties fo:color="#ff0000" officeooo:rsid="0040278e"/>
    </style:style>
    <style:style style:name="T39" style:family="text">
      <style:text-properties fo:color="#ff0000" officeooo:rsid="0044d904"/>
    </style:style>
    <style:style style:name="T40" style:family="text">
      <style:text-properties fo:color="#ff0000" officeooo:rsid="00493d7c"/>
    </style:style>
    <style:style style:name="T41" style:family="text">
      <style:text-properties fo:color="#ff0000" officeooo:rsid="004c04d5"/>
    </style:style>
    <style:style style:name="T42" style:family="text">
      <style:text-properties fo:color="#ff0000" officeooo:rsid="003addf4"/>
    </style:style>
    <style:style style:name="T43" style:family="text">
      <style:text-properties fo:color="#ff0000" officeooo:rsid="00520d5e"/>
    </style:style>
    <style:style style:name="T44" style:family="text">
      <style:text-properties fo:color="#ff0000" officeooo:rsid="0059110d"/>
    </style:style>
    <style:style style:name="T45" style:family="text">
      <style:text-properties fo:color="#ff3333" style:text-underline-style="none" officeooo:rsid="0027977a"/>
    </style:style>
    <style:style style:name="T46" style:family="text">
      <style:text-properties fo:color="#ff3333" style:text-underline-style="none" fo:font-weight="normal" officeooo:rsid="0027977a" style:font-weight-asian="normal" style:font-weight-complex="normal"/>
    </style:style>
    <style:style style:name="T47" style:family="text">
      <style:text-properties fo:color="#ff3333" style:text-underline-style="none" fo:font-weight="normal" officeooo:rsid="0027977a" fo:background-color="#ffff00" loext:char-shading-value="0" style:font-weight-asian="normal" style:font-weight-complex="normal"/>
    </style:style>
    <style:style style:name="T48" style:family="text">
      <style:text-properties fo:color="#ff3333" style:text-underline-style="none" officeooo:rsid="00595352"/>
    </style:style>
    <style:style style:name="T49" style:family="text">
      <style:text-properties fo:color="#ff3333" officeooo:rsid="0027977a"/>
    </style:style>
    <style:style style:name="T50" style:family="text">
      <style:text-properties fo:color="#ff3333" officeooo:rsid="0027977a" fo:background-color="#ffff00" loext:char-shading-value="0"/>
    </style:style>
    <style:style style:name="T51" style:family="text">
      <style:text-properties fo:background-color="#ffff00" loext:char-shading-value="0"/>
    </style:style>
    <style:style style:name="T52" style:family="text">
      <style:text-properties officeooo:rsid="0029ae20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fo:font-weight="bold" officeooo:rsid="00234681" style:font-weight-asian="bold" style:font-weight-complex="bold"/>
    </style:style>
    <style:style style:name="T55" style:family="text">
      <style:text-properties fo:font-weight="bold" officeooo:rsid="0036b62c" style:font-weight-asian="bold" style:font-weight-complex="bold"/>
    </style:style>
    <style:style style:name="T56" style:family="text">
      <style:text-properties fo:font-weight="bold" officeooo:rsid="0025f6c7" style:font-weight-asian="bold" style:font-weight-complex="bold"/>
    </style:style>
    <style:style style:name="T57" style:family="text">
      <style:text-properties fo:font-weight="bold" officeooo:rsid="00338e00" style:font-weight-asian="bold" style:font-weight-complex="bold"/>
    </style:style>
    <style:style style:name="T58" style:family="text">
      <style:text-properties officeooo:rsid="002b46c2"/>
    </style:style>
    <style:style style:name="T59" style:family="text">
      <style:text-properties officeooo:rsid="00325ee1"/>
    </style:style>
    <style:style style:name="T60" style:family="text">
      <style:text-properties officeooo:rsid="00338e00"/>
    </style:style>
    <style:style style:name="T61" style:family="text">
      <style:text-properties officeooo:rsid="0036b62c"/>
    </style:style>
    <style:style style:name="T62" style:family="text">
      <style:text-properties officeooo:rsid="0025f6c7"/>
    </style:style>
    <style:style style:name="T63" style:family="text">
      <style:text-properties officeooo:rsid="00380a21"/>
    </style:style>
    <style:style style:name="T64" style:family="text">
      <style:text-properties officeooo:rsid="00382808"/>
    </style:style>
    <style:style style:name="T65" style:family="text">
      <style:text-properties officeooo:rsid="003addf4"/>
    </style:style>
    <style:style style:name="T66" style:family="text">
      <style:text-properties officeooo:rsid="003c8957"/>
    </style:style>
    <style:style style:name="T67" style:family="text">
      <style:text-properties officeooo:rsid="003dc032"/>
    </style:style>
    <style:style style:name="T68" style:family="text">
      <style:text-properties officeooo:rsid="00425c4b"/>
    </style:style>
    <style:style style:name="T69" style:family="text">
      <style:text-properties officeooo:rsid="0047d7fa"/>
    </style:style>
    <style:style style:name="T70" style:family="tex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T71" style:family="text">
      <style:text-properties fo:font-size="11pt" style:text-underline-style="solid" style:text-underline-width="auto" style:text-underline-color="font-color" fo:font-weight="bold" officeooo:rsid="00234681" style:font-size-asian="11pt" style:font-weight-asian="bold" style:font-size-complex="11pt" style:font-weight-complex="bold"/>
    </style:style>
    <style:style style:name="T72" style:family="text">
      <style:text-properties fo:font-size="11pt" style:text-underline-style="solid" style:text-underline-width="auto" style:text-underline-color="font-color" fo:font-weight="bold" officeooo:rsid="0036b62c" style:font-size-asian="11pt" style:font-weight-asian="bold" style:font-size-complex="11pt" style:font-weight-complex="bold"/>
    </style:style>
    <style:style style:name="T73" style:family="text">
      <style:text-properties fo:font-size="11pt" fo:font-weight="bold" style:font-size-asian="11pt" style:font-weight-asian="bold" style:font-size-complex="11pt" style:font-weight-complex="bold"/>
    </style:style>
    <style:style style:name="T74" style:family="text">
      <style:text-properties fo:font-size="11pt" fo:font-weight="bold" officeooo:rsid="0036b62c" style:font-size-asian="11pt" style:font-weight-asian="bold" style:font-size-complex="11pt" style:font-weight-complex="bold"/>
    </style:style>
    <style:style style:name="T75" style:family="text">
      <style:text-properties fo:font-size="11pt" fo:font-weight="bold" officeooo:rsid="003c8957" style:font-size-asian="11pt" style:font-weight-asian="bold" style:font-size-complex="11pt" style:font-weight-complex="bold"/>
    </style:style>
    <style:style style:name="T76" style:family="text">
      <style:text-properties officeooo:rsid="00484c7a"/>
    </style:style>
    <style:style style:name="T77" style:family="text">
      <style:text-properties officeooo:rsid="00484d8a"/>
    </style:style>
    <style:style style:name="T78" style:family="text">
      <style:text-properties officeooo:rsid="00493d7c"/>
    </style:style>
    <style:style style:name="T79" style:family="text">
      <style:text-properties officeooo:rsid="004ada20"/>
    </style:style>
    <style:style style:name="T80" style:family="text">
      <style:text-properties officeooo:rsid="004c04d5"/>
    </style:style>
    <style:style style:name="T81" style:family="text">
      <style:text-properties officeooo:rsid="004d7fc5"/>
    </style:style>
    <style:style style:name="T82" style:family="text">
      <style:text-properties fo:color="#ff99cc" officeooo:rsid="00325ee1"/>
    </style:style>
    <style:style style:name="T83" style:family="text">
      <style:text-properties officeooo:rsid="004f1cd6"/>
    </style:style>
    <style:style style:name="T84" style:family="text">
      <style:text-properties fo:font-size="14pt" fo:font-weight="bold" style:font-size-asian="14pt" style:font-weight-asian="bold" style:font-size-complex="14pt" style:font-weight-complex="bold"/>
    </style:style>
    <style:style style:name="T85" style:family="text">
      <style:text-properties officeooo:rsid="00520d5e"/>
    </style:style>
    <style:style style:name="T86" style:family="text">
      <style:text-properties officeooo:rsid="0053fe5e"/>
    </style:style>
    <style:style style:name="T87" style:family="text">
      <style:text-properties fo:font-style="italic" officeooo:rsid="0053fe5e" style:font-style-asian="italic" style:font-style-complex="italic"/>
    </style:style>
    <style:style style:name="T88" style:family="text">
      <style:text-properties fo:font-style="italic" officeooo:rsid="0029ae20" style:font-style-asian="italic" style:font-style-complex="italic"/>
    </style:style>
    <style:style style:name="T89" style:family="text">
      <style:text-properties officeooo:rsid="00557479"/>
    </style:style>
    <style:style style:name="T90" style:family="text">
      <style:text-properties fo:color="#009900"/>
    </style:style>
    <style:style style:name="T91" style:family="text">
      <style:text-properties officeooo:rsid="00565868"/>
    </style:style>
    <style:style style:name="T92" style:family="text">
      <style:text-properties style:use-window-font-color="true"/>
    </style:style>
    <style:style style:name="T93" style:family="text">
      <style:text-properties style:use-window-font-color="true" officeooo:rsid="00565868"/>
    </style:style>
    <style:style style:name="T94" style:family="text">
      <style:text-properties officeooo:rsid="00580ba5"/>
    </style:style>
    <style:style style:name="T95" style:family="text">
      <style:text-properties fo:font-style="normal" style:text-underline-style="none" style:font-style-asian="normal" style:font-style-complex="normal"/>
    </style:style>
    <style:style style:name="T96" style:family="text">
      <style:text-properties fo:font-style="normal" style:text-underline-style="none" officeooo:rsid="00580ba5" style:font-style-asian="normal" style:font-style-complex="normal"/>
    </style:style>
    <style:style style:name="T97" style:family="text">
      <style:text-properties fo:font-style="normal" style:text-underline-style="none" officeooo:rsid="00252705" style:font-style-asian="normal" style:font-style-complex="normal"/>
    </style:style>
    <style:style style:name="T98" style:family="text">
      <style:text-properties fo:color="#009933" fo:font-style="italic" style:text-underline-style="none" officeooo:rsid="00580ba5" style:font-style-asian="italic" style:font-style-complex="italic"/>
    </style:style>
    <style:style style:name="T99" style:family="text">
      <style:text-properties fo:color="#009933" style:text-underline-style="none" officeooo:rsid="0060600a"/>
    </style:style>
    <style:style style:name="T100" style:family="text">
      <style:text-properties officeooo:rsid="0059110d"/>
    </style:style>
    <style:style style:name="T101" style:family="text">
      <style:text-properties officeooo:rsid="00595352"/>
    </style:style>
    <style:style style:name="T102" style:family="text">
      <style:text-properties fo:font-weight="normal" style:font-weight-asian="normal" style:font-weight-complex="normal"/>
    </style:style>
    <style:style style:name="T103" style:family="text">
      <style:text-properties fo:font-weight="normal" officeooo:rsid="005dd0f8" style:font-weight-asian="normal" style:font-weight-complex="normal"/>
    </style:style>
    <style:style style:name="T104" style:family="text">
      <style:text-properties fo:font-weight="normal" officeooo:rsid="005e8e97" style:font-weight-asian="normal" style:font-weight-complex="normal"/>
    </style:style>
    <style:style style:name="T105" style:family="text">
      <style:text-properties fo:font-weight="normal" officeooo:rsid="005ef62a" style:font-weight-asian="normal" style:font-weight-complex="normal"/>
    </style:style>
    <style:style style:name="T106" style:family="text">
      <style:text-properties fo:font-weight="normal" officeooo:rsid="0065ac97" style:font-weight-asian="normal" style:font-weight-complex="normal"/>
    </style:style>
    <style:style style:name="T107" style:family="text">
      <style:text-properties officeooo:rsid="005dd0f8"/>
    </style:style>
    <style:style style:name="T108" style:family="text">
      <style:text-properties officeooo:rsid="005ef62a"/>
    </style:style>
    <style:style style:name="T109" style:family="text">
      <style:text-properties officeooo:rsid="006267bd"/>
    </style:style>
    <style:style style:name="T110" style:family="text">
      <style:text-properties officeooo:rsid="0063e2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2cm" fo:text-indent="-0.635cm" fo:margin-left="1.482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2cm" fo:text-indent="-0.635cm" fo:margin-left="2.752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7cm" fo:text-indent="-0.635cm" fo:margin-left="3.387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22cm" fo:text-indent="-0.635cm" fo:margin-left="4.022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7cm" fo:text-indent="-0.635cm" fo:margin-left="4.657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92cm" fo:text-indent="-0.635cm" fo:margin-left="5.29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7cm" fo:text-indent="-0.635cm" fo:margin-left="5.927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62cm" fo:text-indent="-0.635cm" fo:margin-left="6.5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7cm" fo:text-indent="-0.635cm" fo:margin-left="7.197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tocolo</text:p>
      <text:p text:style-name="P5">Sujetos</text:p>
      <text:p text:style-name="P11">Se utilizaron dos grupos: grupo 1, 4 machos hermanos de una misma camada de 12 semanas de edad y grupo 2, 2 machos hermanos de una camada diferente de 10 semanas. Todas las ratas utilizadas son de la cepa Long-evans. Se tratan a cada camada <text:s/>de forma independiente y aislada, asegurando que <text:span text:style-name="T52">entre camadas sean desconocidas. </text:span></text:p>
      <text:p text:style-name="P12"/>
      <text:p text:style-name="P13">Tiempos globales</text:p>
      <text:p text:style-name="P13">pre-entrenamiento:</text:p>
      <text:p text:style-name="P13"/>
      <text:p text:style-name="P13">Entrenamiento:</text:p>
      <text:p text:style-name="P13">Experimental contra oponente haciendo Tit for Tat y luego frente a oponente haciendo All-Defeat.</text:p>
      <text:p text:style-name="P12"/>
      <text:p text:style-name="P1"><text:tab/><text:tab/></text:p>
      <text:p text:style-name="P14"><text:tab/><text:tab/><text:span text:style-name="T84">Pre-Entrenamiento</text:span></text:p>
      <text:p text:style-name="P6"><text:tab/></text:p>
      <text:p text:style-name="P7"><text:tab/>Fase 0: Condiciones alimenticias</text:p>
      <text:p text:style-name="P17">Las ratas que será utilizadas como <text:span text:style-name="T90">oponentes</text:span> deberán ser privadas de alimentos en una proporción adecuada para entrar a la banda del 80% al 85% <text:span text:style-name="T89">en el tiempo estimado</text:span>. <text:span text:style-name="T89">Controlar que la perdida de peso sea progresiva (no abrupta).</text:span> </text:p>
      <text:p text:style-name="P53"><text:span text:style-name="T89">Tiempo: aprox 2 a 3 semana.</text:span> </text:p>
      <text:p text:style-name="P2">Las ratas experimentales deben mantener el peso ad-libitum ajustando la ración diaria.</text:p>
      <text:p text:style-name="P54"><text:span text:style-name="T91">Tiempo: 3 a 4 días</text:span> <text:span text:style-name="T91">con dieta ajustada.</text:span></text:p>
      <text:p text:style-name="P3">La última comida, <text:span text:style-name="T91">para todas las ratas,</text:span> <text:span text:style-name="T91">a</text:span>ntes del experimento debe ser <text:span text:style-name="T91">la del</text:span> día anterior,<text:span text:style-name="T92"> </text:span><text:span text:style-name="T93">esto asegura que las ratas estarán estimuladas para buscar refuerzo. La alimentación debe ser programada y con un horario fijo, en lo posible el mismo del experimento.</text:span></text:p>
      <text:p text:style-name="P14"/>
      <text:p text:style-name="P14"><text:tab/><text:span text:style-name="T4">FaseI:</text:span><text:span text:style-name="T53"> Handing y Acostumbramientos</text:span></text:p>
      <text:p text:style-name="P14"/>
      <text:p text:style-name="P14">Acostumbrar a la rata a ser manipulada y transportada por el experimentador <text:span text:style-name="T2">y a permanecer en la jaula un determinado tiempo.</text:span></text:p>
      <text:p text:style-name="P14"/>
      <text:p text:style-name="P15">Como: </text:p>
      <text:list xml:id="list273029922445613911" text:style-name="L1">
        <text:list-item>
          <text:p text:style-name="P58">agarrar periódicamente a las ratas y acariciarlas para que generen confianza y <text:span text:style-name="T86">acostumbramiento al </text:span>manipulador.</text:p>
        </text:list-item>
        <text:list-item>
          <text:p text:style-name="P59">La rata en cada manipulación será transportada a la jaula y permanecerá por un tiempo igual a un trail.</text:p>
        </text:list-item>
        <text:list-item>
          <text:p text:style-name="P61">Debe haber ruido blanco y no debe<text:span text:style-name="T86">n existir ni estímulos intermitentes ni </text:span>refuerzo <text:span text:style-name="T86">alguno</text:span>.</text:p>
        </text:list-item>
        <text:list-item>
          <text:p text:style-name="P61"><text:span text:style-name="T52">Durante el Handing, previo al experimento, se introducirán elementos que permitan enriquecer el ambiente (</text:span><text:span text:style-name="T88">tubos de cartón, ruedas para correr, etc</text:span><text:span text:style-name="T52">).</text:span> </text:p>
        </text:list-item>
      </text:list>
      <text:p text:style-name="P18"/>
      <text:p text:style-name="P18">Tiempos:</text:p>
      <text:list xml:id="list8517889494439512597" text:style-name="L2">
        <text:list-item>
          <text:p text:style-name="P60">Handing: desde <text:span text:style-name="T86">el destete </text:span>hasta que <text:span text:style-name="T86">la inicio de</text:span>l experimento, <text:span text:style-name="T86">aproximadamente entre </text:span>2 a 3 veces por semana.</text:p>
        </text:list-item>
        <text:list-item>
          <text:p text:style-name="P60">Acostumbramiento <text:span text:style-name="T3">a</text:span> la jaula, <text:span text:style-name="T86">1</text:span> días <text:span text:style-name="T86">(</text:span><text:span text:style-name="T87">se puede hacer el mismo día del comienzo del Magazine</text:span><text:span text:style-name="T86">).</text:span></text:p>
        </text:list-item>
      </text:list>
      <text:p text:style-name="P16"/>
      <text:p text:style-name="P20"><text:s/><text:tab/></text:p>
      <text:p text:style-name="P20"/>
      <text:p text:style-name="P16"><text:tab/><text:span text:style-name="T4">FaseI</text:span><text:span text:style-name="T5">I</text:span><text:span text:style-name="T8">: </text:span><text:span text:style-name="T9">Presionar la palanca</text:span></text:p>
      <text:p text:style-name="P41"/>
      <text:p text:style-name="P21">Contingencia con el dispensador <text:span text:style-name="T94">(Magazine)</text:span></text:p>
      <text:p text:style-name="P42"><text:span text:style-name="T16">Condicionar a la rata (R)</text:span><text:span text:style-name="T7"> a </text:span><text:span text:style-name="T16">prede</text:span><text:span text:style-name="T19">cir </text:span><text:span text:style-name="T7">recompensa </text:span><text:span text:style-name="T19">con </text:span><text:span text:style-name="T7">el ruido </text:span><text:span text:style-name="T27">y la luz de</text:span><text:span text:style-name="T7">l dispensador de alimentos. </text:span><text:span text:style-name="T15">El alimento del día lo recibirá en la jaula </text:span><text:span text:style-name="T28">y finalizado el experimento del día se entregará un proporcional a la ración diaria.</text:span><text:span text:style-name="T7"> </text:span><text:span text:style-name="T98">Criterio</text:span><text:span text:style-name="T96">:</text:span><text:span text:style-name="T97">L</text:span><text:span text:style-name="T95">a</text:span><text:span text:style-name="T7"> rata estará condicionado cuando al oír caer el alimento, </text:span><text:soft-page-break/><text:span text:style-name="T7">desde cualquier lugar de la jaula, </text:span><text:span text:style-name="T29">o</text:span><text:span text:style-name="T7"> </text:span><text:span text:style-name="T16">al prenderse la luz </text:span><text:span text:style-name="T29">del comedero </text:span><text:span text:style-name="T16">la rata corra al comedero</text:span><text:span text:style-name="T7">.</text:span></text:p>
      <text:p text:style-name="P43"/>
      <text:p text:style-name="P46"><text:span text:style-name="T7">CAJA:La caja cuenta con un comedero con luz, una luz de palanca y una palanca externa, la luz de palanca esta ubicada en lados opuestos al comedero.</text:span></text:p>
      <text:p text:style-name="P43"/>
      <text:p text:style-name="P44">Software: GuilleMagazine<text:span text:style-name="T101">Comedero.MPC</text:span></text:p>
      <text:p text:style-name="P44">Al comienzo del trial se enciende la luz de palanca, indicando el comienzo del trial(estado de contingencia). Utilizando periodos de tiempo aleatorios se dispensa un pellet por trial y un segundo antes de cada refuerzo se prende la luz del comedero.</text:p>
      <text:p text:style-name="P43"/>
      <text:p text:style-name="P43"/>
      <text:p text:style-name="P25">Como:</text:p>
      <text:list xml:id="list244837267117566417" text:style-name="L3">
        <text:list-item>
          <text:p text:style-name="P62"><text:span text:style-name="T7">la contingencia se da unicamente cuando la luz </text:span><text:span text:style-name="T29">del comedero</text:span><text:span text:style-name="T7"> está encendida. </text:span><text:span text:style-name="T45">Si no hay luz no hay comida, si la luz se apaga hasta que no se prende </text:span><text:span text:style-name="T48">la</text:span><text:span text:style-name="T45"> luz no abra comida.</text:span></text:p>
        </text:list-item>
        <text:list-item>
          <text:p text:style-name="P64">El sistema es automático y no es necesario hacer shaping, en caso de necesitarlo existe una palanca externa.</text:p>
        </text:list-item>
        <text:list-item>
          <text:p text:style-name="P65">El alimento del día lo recibirá en la jaula <text:span text:style-name="T100">y finalizado el experimento del día se entregará un proporcional a la ración diaria.</text:span></text:p>
        </text:list-item>
      </text:list>
      <text:p text:style-name="P25"/>
      <text:p text:style-name="P45">Tiempos:</text:p>
      <text:list xml:id="list3455883534173459437" text:style-name="L4">
        <text:list-item>
          <text:p text:style-name="P66"/>
        </text:list-item>
        <text:list-item>
          <text:p text:style-name="P67">Tiempo de entrenamiento: <text:span text:style-name="T35">aprox </text:span><text:span text:style-name="T38">1</text:span><text:span text:style-name="T35">días, </text:span><text:span text:style-name="T44">equivalenta a una sesión de 30trials.</text:span></text:p>
        </text:list-item>
        <text:list-item>
          <text:p text:style-name="P67"><text:span text:style-name="T39">C</text:span><text:span text:style-name="T35">riterio: el </text:span><text:span text:style-name="T38">90</text:span><text:span text:style-name="T35">% de las veces que se enciende la luz la rata se comporta correctamente.</text:span></text:p>
        </text:list-item>
        <text:list-item>
          <text:p text:style-name="P118">Los <text:span text:style-name="T51">tiempo</text:span> de ITI deben ser <text:span text:style-name="T51">variable</text:span> para que R esté pendiente de la luz.</text:p>
        </text:list-item>
      </text:list>
      <text:p text:style-name="P43"/>
      <text:p text:style-name="P43"/>
      <text:p text:style-name="P8"><text:span text:style-name="T7">Contingencia con la palancas, </text:span><text:span text:style-name="T17">Rata experimental</text:span></text:p>
      <text:p text:style-name="P45"><text:span text:style-name="T7">Enseñar a R</text:span><text:span text:style-name="T30">exp</text:span><text:span text:style-name="T7"> a presionar la palanca y </text:span><text:span text:style-name="T31">a </text:span><text:span text:style-name="T7">que solo recibe alimento </text:span><text:span text:style-name="T31">cuando la </text:span><text:span text:style-name="T7">presiona, de otra forma no. </text:span><text:span text:style-name="T99">Criterio:</text:span><text:span text:style-name="T32"> la rata presiona en un 80% de los trials la palanca al encenderse la luz.</text:span></text:p>
      <text:p text:style-name="P26"/>
      <text:p text:style-name="P27">CAJA:<text:span text:style-name="T94">La caja cuenta con un comedero con luz, una luz de palanca y una palanca externa, la luz de palanca esta ubicada en lados opuestos al comedero.</text:span></text:p>
      <text:p text:style-name="P27"/>
      <text:p text:style-name="P27">Software: GuilleShapingPalancaDisplayGuille.MPC</text:p>
      <text:p text:style-name="P27"/>
      <text:p text:style-name="P26"/>
      <text:p text:style-name="P26">Como:</text:p>
      <text:list xml:id="list1580927516905270311" text:style-name="L5">
        <text:list-item>
          <text:p text:style-name="P63"><text:span text:style-name="T20">La estructura de trial e inter-trial debe estar presente siempre. L</text:span><text:span text:style-name="T7">a contingencia se da unicamente cuando la luz está encendida. </text:span><text:span text:style-name="T15">Si presiona la palanca con la luz apagad</text:span><text:span text:style-name="T33">a</text:span><text:span text:style-name="T15"> no debe pasar nada.</text:span></text:p>
        </text:list-item>
        <text:list-item>
          <text:p text:style-name="P68"><text:span text:style-name="T7">ShapingI: </text:span><text:span text:style-name="T10">solo</text:span><text:span text:style-name="T17"> debe existir </text:span><text:span text:style-name="T10">una</text:span><text:span text:style-name="T17"> sola </text:span><text:span text:style-name="T10">palanca</text:span><text:span text:style-name="T17"> y</text:span><text:span text:style-name="T7"> los pellets son dispensados a distancias cada ve</text:span><text:span text:style-name="T33">z</text:span><text:span text:style-name="T7"> mas cortas respecto de la palanca. </text:span><text:span text:style-name="T17">S</text:span><text:span text:style-name="T7">e dispensan pellet cuando la rata huele la palanca, luego cuando la toca y finalmente cuando la presiona. </text:span><text:span text:style-name="T25">Criterio 60%.</text:span></text:p>
        </text:list-item>
        <text:list-item>
          <text:p text:style-name="P69"><text:span text:style-name="T7">ShapingII: </text:span><text:span text:style-name="T17">se </text:span><text:span text:style-name="T10">agrega</text:span><text:span text:style-name="T17"> la </text:span><text:span text:style-name="T10">segunda palanca</text:span><text:span text:style-name="T17"> y se deja de </text:span><text:span text:style-name="T18">recompensa la primera. </text:span><text:span text:style-name="T26">Al llegar al 60% se</text:span><text:span text:style-name="T11"> balancea</text:span><text:span text:style-name="T20"> el comportamiento de presionar la palanca </text:span><text:span text:style-name="T26">ofreciendo igual recompensa en ambas</text:span><text:span text:style-name="T20">.</text:span></text:p>
          <text:p text:style-name="P69"><text:span text:style-name="T20"/></text:p>
        </text:list-item>
      </text:list>
      <text:p text:style-name="P45"/>
      <text:p text:style-name="P28">Tiempos:</text:p>
      <text:list xml:id="list7284407310243778678" text:style-name="L6">
        <text:list-item>
          <text:p text:style-name="P82">Los tiempo de contingencia serán los establecidos por el protocolo. Luz de palancas por 10 segundos, <text:span text:style-name="T60">si palanqueó</text:span> <text:span text:style-name="T60">5</text:span>seg para comer, luego se apaga la luz <text:span text:style-name="T60">del comedero o de palanca para la experimental</text:span>. ITI por<text:span text:style-name="T34"> 5 segundos</text:span> durante el cual la luz de palancas estará <text:s/>apagada.</text:p>
        </text:list-item>
      </text:list>
      <text:list xml:id="list5858511344261755623" text:style-name="L7">
        <text:list-item>
          <text:p text:style-name="P86">Cada ratas <text:span text:style-name="T68">experimentará diariamente</text:span> <text:span text:style-name="T68">de </text:span>2 <text:span text:style-name="T68">a</text:span> 3 sesiones de <text:span text:style-name="T68">3</text:span>0 trials y un descanso entre sesiones igual al tiempo que dura testear el resto de las ratas. <text:span text:style-name="T61">3</text:span> ratas por <text:span text:style-name="T61">3</text:span>0trials por 10s+5s+5s igual a <text:span text:style-name="T61">1800s</text:span>eg eq a <text:span text:style-name="T61">30</text:span>min.</text:p>
        </text:list-item>
        <text:list-item>
          <text:p text:style-name="P70"><text:soft-page-break/>Tiempo de entrenamiento: <text:span text:style-name="T35">aprox 5días, criterio, el 85% de las veces que se enciende la luz la rata se comporta correctamente</text:span></text:p>
        </text:list-item>
      </text:list>
      <text:list xml:id="list223552655338661" text:continue-list="list7284407310243778678" text:style-name="L6">
        <text:list-item>
          <text:p text:style-name="P121">Los <text:span text:style-name="T51">tiempo</text:span> de ITI deben ser <text:span text:style-name="T51">variable</text:span> para que R esté pendiente de la luz y no de presionar la palanca.</text:p>
        </text:list-item>
      </text:list>
      <text:p text:style-name="P55">Evaluar en noviembre si la estructura diaria de 2 a 3 sesiones con descanso de media hora entre sesión es adecuada. Ver si no decae la tasa de respuesta o trials sin elección.</text:p>
      <text:p text:style-name="P22"/>
      <text:p text:style-name="P105">Acostumbramiento a la caja de iPD</text:p>
      <text:p text:style-name="P103">El objetivo es que el animal se acostumbre a presionar las palancas de la caja de iPD y posición del comedero.</text:p>
      <text:p text:style-name="P103"/>
      <text:p text:style-name="P103">CAJA:</text:p>
      <text:p text:style-name="P103"/>
      <text:p text:style-name="P103">Software:</text:p>
      <text:p text:style-name="P103"><text:s/></text:p>
      <text:p text:style-name="P74"><text:span text:style-name="T7">Como:</text:span></text:p>
      <text:list xml:id="list223554409498398" text:continue-list="list1580927516905270311" text:style-name="L5">
        <text:list-item>
          <text:p text:style-name="P102">ShapingII: <text:span text:style-name="T62">se </text:span><text:span text:style-name="T56">agrega</text:span><text:span text:style-name="T62"> la </text:span><text:span text:style-name="T56">segunda palanca</text:span><text:span text:style-name="T62"> y se deja de recompensa la primera. Al llegar al 60% se</text:span><text:span text:style-name="T57"> balancea</text:span><text:span text:style-name="T60"> el comportamiento de presionar la palanca ofreciendo igual recompensa en ambas.</text:span></text:p>
        </text:list-item>
      </text:list>
      <text:p text:style-name="P22"/>
      <text:p text:style-name="P22"/>
      <text:p text:style-name="P21">Contingencia con la palancas, <text:span text:style-name="T62">Rata oponente</text:span></text:p>
      <text:p text:style-name="P26"/>
      <text:p text:style-name="P26">Enseñar a R<text:span text:style-name="T63">opo</text:span> a presionar la palanca y <text:span text:style-name="T58">a </text:span>que solo recibe alimento <text:span text:style-name="T58">cuando </text:span>presiona <text:span text:style-name="T63">una x cantidad de veces la palanca que tiene su luz encendida</text:span>, de otra forma no. <text:span text:style-name="T63">Se utilizará Fit Ratio, tasa fija, para la entrega de alimento con el propósito de forzar la permanencia del oponente en la palanca de elección.</text:span></text:p>
      <text:p text:style-name="P26"/>
      <text:p text:style-name="P26"/>
      <text:p text:style-name="P26">Como:</text:p>
      <text:list xml:id="list223553666234748" text:continue-numbering="true" text:style-name="L5">
        <text:list-item>
          <text:p text:style-name="P63"><text:span text:style-name="T20">La estructura de trial e inter-trial debe estar presente siempre. L</text:span><text:span text:style-name="T7">a contingencia se da unicamente cuando la luz está encendida. </text:span><text:span text:style-name="T15">Si presiona la palanca con la luz apagado no debe pasar nada.</text:span></text:p>
        </text:list-item>
        <text:list-item>
          <text:p text:style-name="P68"><text:span text:style-name="T8">ShapingI</text:span><text:span text:style-name="T7">: </text:span><text:span text:style-name="T10">solo</text:span><text:span text:style-name="T17"> debe existir </text:span><text:span text:style-name="T10">una</text:span><text:span text:style-name="T17"> sola </text:span><text:span text:style-name="T10">palanca, </text:span><text:span text:style-name="T12">la luz de la palanca se enciende cuando comienza el trial</text:span><text:span text:style-name="T17"> y</text:span><text:span text:style-name="T7"> los pellets son dispensados a distancias cada ves mas cortas respecto de la palanca. </text:span><text:span text:style-name="T22">Cuando se dispensan pellets previamente se debe encender la luz del comedero.</text:span><text:span text:style-name="T7"> </text:span><text:span text:style-name="T17">S</text:span><text:span text:style-name="T7">e dispensan pellet cuando la rata huele la palanca, luego cuando la toca y finalmente cuando la presiona. </text:span><text:span text:style-name="T21">Durante el ITI no se entrega comida al presionar la palanca. </text:span><text:span text:style-name="T24">El criterio de condicionamiento será que la rata presione la palanca cuando se enciende la luz de la palanca con una tasa de éxito de 90% o mas. <text:s/></text:span></text:p>
        </text:list-item>
        <text:list-item>
          <text:p text:style-name="P75"><text:span text:style-name="T7">Se incorpora la </text:span><text:span text:style-name="T8">tasa fija</text:span><text:span text:style-name="T7"> progr</text:span><text:span text:style-name="T22">e</text:span><text:span text:style-name="T7">sivamente hasta llegar a </text:span><text:span text:style-name="T8">4 palanqueos</text:span><text:span text:style-name="T7">. </text:span><text:span text:style-name="T24">El criterio de condicionamiento será que la rata presione x veces la palanca cuando se enciende la luz de la palanca con una tasa de éxito de 90% o mas.</text:span><text:span text:style-name="T7"> </text:span></text:p>
        </text:list-item>
        <text:list-item>
          <text:p text:style-name="P69"><text:span text:style-name="T8">ShapingII</text:span><text:span text:style-name="T7">: </text:span><text:span text:style-name="T17">se </text:span><text:span text:style-name="T10">agrega</text:span><text:span text:style-name="T17"> la </text:span><text:span text:style-name="T10">segunda palanca, </text:span><text:span text:style-name="T13">se enciende su luz</text:span><text:span text:style-name="T17"> y se deja de </text:span><text:span text:style-name="T18">recompensa la primera </text:span><text:span text:style-name="T24">palanca</text:span><text:span text:style-name="T22">(luz apagada)</text:span><text:span text:style-name="T18">. </text:span><text:span text:style-name="T20">Finalmente, </text:span><text:span text:style-name="T23">se </text:span><text:span text:style-name="T13">alternan las luces</text:span><text:span text:style-name="T20"> </text:span><text:span text:style-name="T22">buscando que la rata siga la luz con una tasa de </text:span><text:span text:style-name="T24">éxito de </text:span><text:span text:style-name="T22">90% </text:span><text:span text:style-name="T24">o mayor</text:span><text:span text:style-name="T22">.</text:span></text:p>
        </text:list-item>
        <text:list-item>
          <text:p text:style-name="P120"><text:span text:style-name="T7">Hay que condicionar a R</text:span><text:span text:style-name="T22">opo</text:span><text:span text:style-name="T7"> para que </text:span><text:span text:style-name="T23">cuando presione la </text:span><text:span text:style-name="T7">palan</text:span><text:span text:style-name="T23">c</text:span><text:span text:style-name="T7">a o recibe comida con la luz de palancas encendida o </text:span><text:span text:style-name="T20">no recibe comida, la </text:span><text:span text:style-name="T7">luz </text:span><text:span text:style-name="T23">de palanca </text:span><text:span text:style-name="T7">apaga</text:span><text:span text:style-name="T23">da</text:span><text:span text:style-name="T7"> (todas las luces se apagan) y debe esperar hasta que se prenda </text:span><text:span text:style-name="T20">l</text:span><text:span text:style-name="T7">a luz </text:span><text:span text:style-name="T20">de </text:span><text:span text:style-name="T23">la </text:span><text:span text:style-name="T20">palanca</text:span><text:span text:style-name="T7"> </text:span><text:span text:style-name="T23">a seguir</text:span><text:span text:style-name="T7">.</text:span></text:p>
        </text:list-item>
      </text:list>
      <text:p text:style-name="P56">Evaluar que sucede si se le prenden las dos luces al mismo tiempo. </text:p>
      <text:p text:style-name="P45"/>
      <text:p text:style-name="P28">Tiempos:</text:p>
      <text:list xml:id="list8347076601413493225" text:style-name="L8">
        <text:list-item>
          <text:p text:style-name="P83">Los tiempo de contingencia serán los establecidos por el protocolo. Luz de palanca por 10 segundos, <text:span text:style-name="T60">si palanqueó</text:span> <text:span text:style-name="T64">5 veces</text:span> <text:span text:style-name="T60">5</text:span>seg para comer, luego se apaga la luz <text:span text:style-name="T60">del comedero</text:span>. ITI por 5 segundos durante el cual la luz de palancas estará <text:s/>apagada.</text:p>
        </text:list-item>
        <text:list-item>
          <text:p text:style-name="P87"><text:span text:style-name="T67">Diariamente, c</text:span>ada ratas e<text:span text:style-name="T64">x</text:span>peri<text:span text:style-name="T64">m</text:span>e<text:span text:style-name="T64">n</text:span>tará 2 o 3 sesiones de <text:span text:style-name="T65">3</text:span>0 trials y un <text:soft-page-break/>descanso entre sesiones igual al tiempo que dura testear el resto de las ratas. <text:span text:style-name="T61">3</text:span> ratas por <text:span text:style-name="T61">3</text:span>0trials por 10s+5s+5s igual a <text:span text:style-name="T61">1800</text:span>eg eq a <text:span text:style-name="T61">30</text:span>min.</text:p>
        </text:list-item>
        <text:list-item>
          <text:p text:style-name="P106"><text:span text:style-name="T14">Tiempo de entrenamiento: </text:span><text:span text:style-name="T36">aprox 5días, criterio, el </text:span><text:span text:style-name="T37">90</text:span><text:span text:style-name="T36">% de las veces que se enciende la luz la rata se comporta correctamente</text:span></text:p>
        </text:list-item>
        <text:list-item>
          <text:p text:style-name="P106"><text:span text:style-name="T46">Los </text:span><text:span text:style-name="T47">tiempo</text:span><text:span text:style-name="T46"> de ITI deben ser </text:span><text:span text:style-name="T47">variable</text:span><text:span text:style-name="T46"> para que R esté pendiente de la luz y no de presionar la palanca.</text:span></text:p>
        </text:list-item>
      </text:list>
      <text:p text:style-name="P31"/>
      <text:p text:style-name="P31"/>
      <text:p text:style-name="P32"><text:tab/><text:span text:style-name="T70">FaseI</text:span><text:span text:style-name="T71">I</text:span><text:span text:style-name="T72">I</text:span><text:span text:style-name="T73">: </text:span><text:span text:style-name="T74">Discrimina</text:span><text:span text:style-name="T75">ción</text:span></text:p>
      <text:p text:style-name="P35"/>
      <text:p text:style-name="P23">Discriminar <text:span text:style-name="T66">Cantidades</text:span></text:p>
      <text:p text:style-name="P36"/>
      <text:p text:style-name="P37">Se busca la cantidad de pellet que la rata experimental, Rexp, es capaz de discriminar cuando se ofrecen dos opciones, palanca 1 entrega 'a' pellet y la segunda 'b' pellet. Se toma como criterio de discriminación llegar a una tasa de éxito de <text:span text:style-name="T67">90</text:span>%.</text:p>
      <text:p text:style-name="P36"/>
      <text:p text:style-name="P36">Como:</text:p>
      <text:list xml:id="list4378341451815428163" text:style-name="L9">
        <text:list-item>
          <text:p text:style-name="P90">Se comienza con las cantidades a discriminar entre 1 y 2, luego se probará con 1 y 3.</text:p>
        </text:list-item>
        <text:list-item>
          <text:p text:style-name="P91">Se prende la luz central de palancas y la rata puede presi<text:span text:style-name="T67">onar</text:span> <text:span text:style-name="T67">cualquiera de las dos palanca. Dependiendo de la elección recibirá una cantidad 'a' o 'b'</text:span>. <text:span text:style-name="T66">Se busca llegar al criterio con la posición de palancas fija.</text:span></text:p>
        </text:list-item>
        <text:list-item>
          <text:p text:style-name="P92">Se intercambian los <text:span text:style-name="T69">valores de las recompensas.</text:span> Se busca el criterio <text:span text:style-name="T69">de 90% de éxito, elegir la palanca con mayor recompensa</text:span>.</text:p>
        </text:list-item>
      </text:list>
      <text:p text:style-name="P38"/>
      <text:p text:style-name="P38">Tiempos:</text:p>
      <text:list xml:id="list2990087741208898962" text:style-name="L10">
        <text:list-item>
          <text:p text:style-name="P76">Idem anterior.</text:p>
        </text:list-item>
        <text:list-item>
          <text:p text:style-name="P71">Tiempo de entrenamiento: <text:span text:style-name="T35">aprox 5días, criterio, el 85% de las veces que se enciende la luz la rata se comporta correctamente</text:span></text:p>
        </text:list-item>
        <text:list-item>
          <text:p text:style-name="P122">Los <text:span text:style-name="T51">tiempo</text:span> de ITI deben ser <text:span text:style-name="T51">variable</text:span> para que R esté pendiente de la luz y no de presionar la palanca.</text:p>
        </text:list-item>
      </text:list>
      <text:p text:style-name="P35"/>
      <text:p text:style-name="P35"/>
      <text:p text:style-name="P24">Discriminar <text:span text:style-name="T78">Tiempos</text:span></text:p>
      <text:p text:style-name="P24"/>
      <text:p text:style-name="P39">Se busca el tiempo mínimo que las ratas pueden discriminar.</text:p>
      <text:p text:style-name="P39"/>
      <text:p text:style-name="P39">Como:</text:p>
      <text:list xml:id="list682185320490776302" text:style-name="L11">
        <text:list-item>
          <text:p text:style-name="P93">Se ofrecen dos palancas con las misma recompensa y tiempos de delays diferentes. La rata debe elegír la palanca de menor delay. Criterio de éxito 90%.</text:p>
        </text:list-item>
      </text:list>
      <text:p text:style-name="P38"/>
      <text:p text:style-name="P38">Tiempos:</text:p>
      <text:list xml:id="list1000543393262220659" text:style-name="L12">
        <text:list-item>
          <text:p text:style-name="P77">Idem anterior</text:p>
        </text:list-item>
        <text:list-item>
          <text:p text:style-name="P72">Tiempo de entrenamiento: <text:span text:style-name="T35">aprox </text:span><text:span text:style-name="T40">1</text:span><text:span text:style-name="T35">días, criterio, el 85% de las veces que se enciende la luz la rata se comporta correctamente</text:span></text:p>
        </text:list-item>
        <text:list-item>
          <text:p text:style-name="P123">Los <text:span text:style-name="T51">tiempo</text:span> de ITI deben ser <text:span text:style-name="T51">variable</text:span> para que R esté pendiente de la luz y no de presionar la palanca.</text:p>
        </text:list-item>
      </text:list>
      <text:p text:style-name="P39"/>
      <text:p text:style-name="P24"/>
      <text:p text:style-name="P23">Discriminar <text:span text:style-name="T78">Delay Discounting</text:span></text:p>
      <text:p text:style-name="P36"/>
      <text:p text:style-name="P37">Se busca <text:span text:style-name="T76">el máximo tiempo de retardo (delay), para recibir la recompensa, que las ratas pueden esperar antes de caer en la elección de la recompensa pequeña e inmediata. L</text:span>a<text:span text:style-name="T76">s</text:span> cantidad<text:span text:style-name="T76">es</text:span> de pellet<text:span text:style-name="T76">s</text:span> <text:span text:style-name="T76">entre palancas mantiene las relaciones relaciones de 1:2 o de 1:3. </text:span>Se toma como criterio de discriminación llegar a una tasa de éxito de <text:span text:style-name="T67">90</text:span>%.</text:p>
      <text:p text:style-name="P36"/>
      <text:p text:style-name="P36">Como:</text:p>
      <text:list xml:id="list223555161357648" text:continue-list="list4378341451815428163" text:style-name="L9">
        <text:list-item>
          <text:p text:style-name="P96">Se presentan las dos palancas con diferentes recompensas e igual delay. Al llegar al 70% se comienza a incrementar el delay de la palanca de mayor recompensa. Por cada <text:span text:style-name="T77">dos </text:span>elecci<text:span text:style-name="T77">ones</text:span> correcta<text:span text:style-name="T77">s</text:span> se incrementa el delay en <text:soft-page-break/><text:span text:style-name="T77">0,5</text:span> segundo <text:span text:style-name="T77">y en canso contrario se reduce en 0,5s</text:span>. </text:p>
        </text:list-item>
        <text:list-item>
          <text:p text:style-name="P97">El </text:p>
        </text:list-item>
      </text:list>
      <text:p text:style-name="P38"/>
      <text:p text:style-name="P38">Tiempos:</text:p>
      <text:list xml:id="list4342918066296951347" text:style-name="L13">
        <text:list-item>
          <text:p text:style-name="P78">Idem anterior</text:p>
        </text:list-item>
        <text:list-item>
          <text:p text:style-name="P73">Tiempo de entrenamiento: <text:span text:style-name="T35">aprox 5días, criterio, el 85% de las veces que se enciende la luz la rata se comporta correctamente</text:span></text:p>
        </text:list-item>
        <text:list-item>
          <text:p text:style-name="P124">Los <text:span text:style-name="T51">tiempo</text:span> de ITI deben ser <text:span text:style-name="T51">variable</text:span> para que R esté pendiente de la luz y no de presionar la palanca.</text:p>
        </text:list-item>
      </text:list>
      <text:p text:style-name="P33"/>
      <text:p text:style-name="P33"/>
      <text:p text:style-name="P33"><text:span text:style-name="T5">FaseI</text:span><text:span text:style-name="T6">V</text:span><text:span text:style-name="T54">: </text:span><text:span text:style-name="T55">Dilema del prisionero iterado</text:span></text:p>
      <text:p text:style-name="P33"/>
      <text:p text:style-name="P39">Se evaluará el dilema del prisionero con la matriz ajustada luego de las fases de discriminación. En principio será R=1, T=2, S=6s y P=3s. </text:p>
      <text:p text:style-name="P39"/>
      <text:p text:style-name="P39">Como:</text:p>
      <text:list xml:id="list4241741837968926333" text:style-name="L14">
        <text:list-item>
          <text:p text:style-name="P98">Entrenamiento previo <text:span text:style-name="T80">Rexp</text:span>: presionar la palanca para comer <text:span text:style-name="T41">y delay discounting. </text:span></text:p>
        </text:list-item>
        <text:list-item>
          <text:p text:style-name="P119">Entrenamiento previo Ropo: seguir la luz para comer.</text:p>
        </text:list-item>
        <text:list-item>
          <text:p text:style-name="P94">La <text:span text:style-name="T79">rata </text:span>experimental <text:span text:style-name="T79">tendrá la posibilidad de elegir entre las dos palancas y la recompensa será acorde a la matriz.</text:span></text:p>
        </text:list-item>
        <text:list-item>
          <text:p text:style-name="P99">El oponente seguirá una estrategia fija al seguir la luz. La primera será TFT y la segunda All-D <text:span text:style-name="T43">o PseudoRandom</text:span>.</text:p>
        </text:list-item>
      </text:list>
      <text:p text:style-name="P33"/>
      <text:p text:style-name="P29">Tiempos:</text:p>
      <text:list xml:id="list223553836646532" text:continue-list="list8347076601413493225" text:style-name="L8">
        <text:list-item>
          <text:p text:style-name="P84">Los tiempo de contingencia serán los establecidos por el protocolo. Luz de palanca por 10 segundos, <text:span text:style-name="T60">si p</text:span>alanque<text:span text:style-name="T80">ó</text:span> <text:span text:style-name="T64">5 veces</text:span> <text:span text:style-name="T60">5</text:span>seg para comer, luego se apaga la luz <text:span text:style-name="T60">del comedero</text:span>. ITI por 5 segundos durante el cual la luz de palancas estará <text:s/>apagada.</text:p>
        </text:list-item>
        <text:list-item>
          <text:p text:style-name="P88"><text:span text:style-name="T67">Diariamente, c</text:span>ada ratas e<text:span text:style-name="T64">x</text:span>peri<text:span text:style-name="T64">m</text:span>e<text:span text:style-name="T64">n</text:span>tará 2 o 3 sesiones de <text:span text:style-name="T42">3</text:span><text:span text:style-name="T34">0</text:span> trials y un descanso entre sesiones igual al tiempo que dura testear el resto de las ratas. <text:span text:style-name="T61">3</text:span> ratas por <text:span text:style-name="T61">3</text:span>0trials por 10s+5s+5s igual a <text:span text:style-name="T61">1800</text:span>eg eq a <text:span text:style-name="T61">30</text:span>min.</text:p>
        </text:list-item>
        <text:list-item>
          <text:p text:style-name="P107"><text:span text:style-name="T14">Tiempo de entrenamiento: </text:span><text:span text:style-name="T36">aprox 5días, criterio, el </text:span><text:span text:style-name="T37">90</text:span><text:span text:style-name="T36">% de las veces que se enciende la luz la rata se comporta correctamente</text:span></text:p>
        </text:list-item>
        <text:list-item>
          <text:p text:style-name="P100"><text:span text:style-name="T49">Los </text:span><text:span text:style-name="T50">tiempo</text:span><text:span text:style-name="T49"> de ITI deben ser </text:span><text:span text:style-name="T50">variable</text:span><text:span text:style-name="T49"> para que R esté pendiente de la luz y no de presionar la palanca.</text:span></text:p>
        </text:list-item>
      </text:list>
      <text:p text:style-name="P33"/>
      <text:p text:style-name="P34"><text:span text:style-name="T6">FaseV</text:span><text:span text:style-name="T55">: Dilema con 2 experimentales</text:span></text:p>
      <text:p text:style-name="P34"/>
      <text:p text:style-name="P34"><text:span text:style-name="T78">Se evaluará el dilema del prisionero con la matriz ajustada luego de las fases de discriminación. En principio será R=1, T=2, S=6s y P=3s. </text:span><text:span text:style-name="T40">Se utilizarán dos ratas experimentales</text:span><text:span text:style-name="T78">.</text:span></text:p>
      <text:p text:style-name="P40"/>
      <text:p text:style-name="P40">Como:</text:p>
      <text:list xml:id="list223554253389662" text:continue-list="list4241741837968926333" text:style-name="L14">
        <text:list-item>
          <text:p text:style-name="P98">Entrenamiento previo: presionar la palanca para comer <text:span text:style-name="T41">y delay discounting.</text:span></text:p>
        </text:list-item>
        <text:list-item>
          <text:p text:style-name="P95"><text:span text:style-name="T85">Las dos ratas e</text:span>xperimental <text:span text:style-name="T79">tendrá la posibilidad de elegir entre las dos palancas y la recompensa será acorde a la matriz.</text:span></text:p>
        </text:list-item>
        <text:list-item>
          <text:p text:style-name="P95"/>
        </text:list-item>
      </text:list>
      <text:p text:style-name="P34"/>
      <text:p text:style-name="P30">Tiempos:</text:p>
      <text:list xml:id="list5719238289120119071" text:style-name="L15">
        <text:list-item>
          <text:p text:style-name="P85">Los tiempo de contingencia serán los establecidos por el protocolo. Luz de palanca por 10 segundos, <text:span text:style-name="T60">si palanqueó</text:span> <text:span text:style-name="T64">5 veces</text:span> <text:span text:style-name="T60">5</text:span>seg para comer, luego se apaga la luz <text:span text:style-name="T60">del comedero</text:span>. ITI por 5 segundos durante el cual la luz de palancas estará <text:s/>apagada.</text:p>
        </text:list-item>
        <text:list-item>
          <text:p text:style-name="P89"><text:span text:style-name="T67">Diariamente, c</text:span>ada ratas e<text:span text:style-name="T64">x</text:span>peri<text:span text:style-name="T64">m</text:span>e<text:span text:style-name="T64">n</text:span>tará 2 o 3 sesiones de <text:span text:style-name="T65">3</text:span>0 trials y un descanso entre sesiones igual al tiempo que dura testear el resto de las ratas. <text:span text:style-name="T61">3</text:span> ratas por <text:span text:style-name="T61">3</text:span>0trials por 10s+5s+5s igual a <text:span text:style-name="T61">1800</text:span>eg eq a <text:span text:style-name="T61">30</text:span>min.</text:p>
        </text:list-item>
        <text:list-item>
          <text:p text:style-name="P108"><text:span text:style-name="T14">Tiempo de entrenamiento: </text:span><text:span text:style-name="T36">aprox 5días, criterio, el </text:span><text:span text:style-name="T37">90</text:span><text:span text:style-name="T36">% de las veces que se enciende la luz la rata se comporta correctamente</text:span></text:p>
        </text:list-item>
        <text:list-item>
          <text:p text:style-name="P101"><text:span text:style-name="T49">Los </text:span><text:span text:style-name="T50">tiempo</text:span><text:span text:style-name="T49"> de ITI deben ser </text:span><text:span text:style-name="T50">variable</text:span><text:span text:style-name="T49"> para que R esté pendiente de la luz y no de presionar la palanca.</text:span></text:p>
        </text:list-item>
      </text:list>
      <text:p text:style-name="P12"><text:soft-page-break/></text:p>
      <text:p text:style-name="P12"/>
      <text:p text:style-name="P12"/>
      <text:p text:style-name="P12"><text:tab/><text:tab/><text:span text:style-name="T53">Caja</text:span></text:p>
      <text:p text:style-name="P12"/>
      <text:p text:style-name="P12">Caja Experimental: tendrá el comedero, las palancas y las luces en el frente y atrás un palanca que dispara el trial, ver figura.</text:p>
      <text:p text:style-name="P12"/>
      <text:p text:style-name="P12"/>
      <text:p text:style-name="P12">Caja Oponente: tendrá las palancas y las luces <text:span text:style-name="T1">de palancas en el frente a los lados y atrás el comedero con una luz.</text:span></text:p>
      <text:p text:style-name="P12"/>
      <text:p text:style-name="P12"/>
      <text:p text:style-name="P47">LA altura de las palancas deben mantener la relaci<text:span text:style-name="T109">ó</text:span>n de la medida <text:span text:style-name="T81">intrínseca</text:span> al 80%. Esta proporción garantiza la máxima frecuencia de respuesta en ratas (Covarrubias, 2012) <text:span text:style-name="T59">VER también </text:span><text:span text:style-name="T82">Skinner, 1938, p50</text:span><text:span text:style-name="T59">.</text:span></text:p>
      <text:p text:style-name="P47"/>
      <text:p text:style-name="P48">Las cajas estarán enfrentadas y debajo de las palancas tendrá una maya de alambre que permite la visibilidad y la propagación de olores.</text:p>
      <text:p text:style-name="P48"/>
      <text:p text:style-name="P48"/>
      <text:p text:style-name="P48"/>
      <text:p text:style-name="P57"><text:tab/><text:tab/><text:span text:style-name="T83">Datos Generales</text:span></text:p>
      <text:p text:style-name="P48"/>
      <text:p text:style-name="P49">¿Cuánto dura un trial? 10s+5s+5s+[0,5-rnd()]= 20s (aprox.)</text:p>
      <text:p text:style-name="P49">Puede variar dependiendo de los tiempos de delays</text:p>
      <text:p text:style-name="P49"/>
      <text:p text:style-name="P49">¿Cuánto dura una sesión? 30trials*20s = 600seg (aprox.)</text:p>
      <text:p text:style-name="P49"/>
      <text:p text:style-name="P49">¿Cuánto dura un día de entrenamiento? </text:p>
      <text:p text:style-name="P49">1sesiónRexp1 = 30trials*20s = 600seg (aprox.) </text:p>
      <text:p text:style-name="P49">sesionesRexp2,3,4 = 600s*3 = 1800seg</text:p>
      <text:p text:style-name="P49">Una sesion completa = 2400seg</text:p>
      <text:p text:style-name="P49">si son 3 sesiones cada uno Todo por 3</text:p>
      <text:p text:style-name="P49">Total = 2400seg * 3 = 7200seg == 120min = 2Hs (aprox.)</text:p>
      <text:p text:style-name="P49"/>
      <text:p text:style-name="P50">¿Cuánto duran los entrenamientos?</text:p>
      <text:p text:style-name="P9">Pre-traning</text:p>
      <text:p text:style-name="P19">Acostumbramiento a la jaula: 3 días sola y 3 días con oponente.</text:p>
      <text:p text:style-name="P50">Contingencia con el dispenser: 1día</text:p>
      <text:p text:style-name="P50">contingencia con la palanca: 5 días</text:p>
      <text:p text:style-name="P50">Discriminar cantidades: 5días</text:p>
      <text:p text:style-name="P50">Discriminar tiempos:5días</text:p>
      <text:p text:style-name="P50">Delay discounting:</text:p>
      <text:p text:style-name="P50">TOTAL: 21días (sin delay discounting)</text:p>
      <text:p text:style-name="P9">Entrenamientos principal</text:p>
      <text:p text:style-name="P50">Dilema del prisionero + TFT = 10días</text:p>
      <text:p text:style-name="P50">Dilema del prisionero + all-D <text:span text:style-name="T43">o PseudoRandom</text:span> = 10días</text:p>
      <text:p text:style-name="P51">TOTAL : 20días</text:p>
      <text:p text:style-name="P9">Entrenamientos <text:span text:style-name="T85">secundario</text:span></text:p>
      <text:p text:style-name="P50">Dilema del prisionero <text:span text:style-name="T43">con 2 experimentales</text:span>= 10días</text:p>
      <text:p text:style-name="P50"/>
      <text:p text:style-name="P50"/>
      <text:p text:style-name="P50"/>
      <text:p text:style-name="P50"/>
      <text:p text:style-name="P50"/>
      <text:p text:style-name="P50"/>
      <text:p text:style-name="P116">Sucesión de entrenamientos <text:span text:style-name="T107">para Experimental</text:span></text:p>
      <text:p text:style-name="P52"/>
      <text:list xml:id="list2868990787282363306" text:style-name="L16">
        <text:list-item>
          <text:p text:style-name="P109">Magazine:<text:span text:style-name="T102"> 1 día. 2 sesiones. Criterios: ya está arriba. </text:span><text:span text:style-name="T103">Softaware:</text:span></text:p>
        </text:list-item>
        <text:list-item>
          <text:p text:style-name="P110">Shaping Palanca Display:<text:span text:style-name="T102"> 1 día, 3 sesiones. (quizás dos días). Criterio:Que presione la palanca al menos la mitas de los ensayos sin ayuda del shaping.</text:span><text:span text:style-name="T103">Softaware:GuilleShapingPalancaDisplayGuille.MPC</text:span></text:p>
        </text:list-item>
        <text:list-item>
          <text:p text:style-name="P110"><text:soft-page-break/>Shaping palanca Fija Control:<text:span text:style-name="T102"> 2 días, 2 sesiones x días.Criterios: que presione la palanca para comer y que la tasa de palanqueo en ITI sea menor a 3 por ensayo. </text:span><text:span text:style-name="T103">Softaware: GuilleShapingPalancaFijaControl_ITI_DisplayGuille.MPC</text:span></text:p>
        </text:list-item>
        <text:list-item>
          <text:p text:style-name="P112">Shaping Palanca Fija Control en IPD con puerto modificado:<text:span text:style-name="T104">3</text:span><text:span text:style-name="T102"> días, 2 sesiones x días. </text:span><text:span text:style-name="T104">Las ventanas de la caja de iPD deben ser tapadas.</text:span><text:span text:style-name="T102"> </text:span><text:span text:style-name="T104">Se alternan las palancas que dan refuerzo para eliminar preferencia y además se alterna caja, agregando un factor mas de complejidad. </text:span><text:span text:style-name="T102">1º-Palanca IZQ refuerza y 2º-Palanca DER refuerza.</text:span><text:span text:style-name="T104"> Luego cambio de jaula.</text:span><text:span text:style-name="T102"> Criterio: </text:span><text:span text:style-name="T104">que la rata presione la palanca donde se prende la luz con una efectividad del 75%.</text:span></text:p>
        </text:list-item>
        <text:list-item>
          <text:p text:style-name="P113">iPD:<text:span text:style-name="T102"> 10 días, 2 sesiones x día.</text:span></text:p>
        </text:list-item>
      </text:list>
      <text:p text:style-name="P10"/>
      <text:p text:style-name="P10"/>
      <text:p text:style-name="P116">Sucesión de entrenamientos <text:span text:style-name="T107">para Oponente</text:span></text:p>
      <text:list xml:id="list7206835485371847712" text:style-name="L19">
        <text:list-item>
          <text:p text:style-name="P111">Magazine:<text:span text:style-name="T102"> 1 día. 2 sesiones. Criterios: ya esta arriba. </text:span><text:span text:style-name="T103">Softaware:</text:span></text:p>
        </text:list-item>
        <text:list-item>
          <text:p text:style-name="P111">Shaping Palanca Display:<text:span text:style-name="T102"> 1 día, 3 sesiones. (quizás dos días). Criterio:Que presione la palanca al menos la mitas de los ensayos sin ayuda del shaping.</text:span><text:span text:style-name="T103">Softaware:GuilleShapingPalancaDisplayGuille.MPC</text:span></text:p>
        </text:list-item>
        <text:list-item>
          <text:p text:style-name="P111">Shaping palanca Fija Control:<text:span text:style-name="T102"> 2 días, 2 sesiones x días.Criterios: que presione la palanca para comer y que la tasa de palanqueo en ITI sea menor a 3 por ensayo. </text:span><text:span text:style-name="T103">Softaware: GuilleShapingPalancaFijaControl_ITI_DisplayGuille.MPC</text:span></text:p>
        </text:list-item>
        <text:list-item>
          <text:p text:style-name="P114"><text:span text:style-name="T108">Alternar Palanca Una Elección FR Control ITI:</text:span><text:span text:style-name="T105"> 4 días, 2 sesiones x día. </text:span><text:span text:style-name="T108">1º</text:span><text:span text:style-name="T105"> día:Fit Rate (FR) igual a </text:span><text:span text:style-name="T106">2</text:span><text:span text:style-name="T105">. </text:span><text:span text:style-name="T108">2º</text:span><text:span text:style-name="T105"> día: FR=4. </text:span><text:span text:style-name="T108">3º</text:span><text:span text:style-name="T105">día: FR=6 y </text:span><text:span text:style-name="T108">4º</text:span><text:span text:style-name="T105">día: FR=8. El valor que lleva la variable N es FR-1.</text:span></text:p>
        </text:list-item>
        <text:list-item>
          <text:p text:style-name="P114"><text:span text:style-name="T108">Alternar Palanca Una Elección FR Control ITI:</text:span><text:span text:style-name="T105"> 1 días, 2 sesiones. 1º sesi</text:span><text:span text:style-name="T106">ó</text:span><text:span text:style-name="T105">n FR=</text:span><text:span text:style-name="T106">4</text:span><text:span text:style-name="T105"> (empieza con FR=</text:span><text:span text:style-name="T106">2</text:span><text:span text:style-name="T105"> y se va incrementando hasta </text:span><text:span text:style-name="T106">4</text:span><text:span text:style-name="T105">). 2º sesi</text:span><text:span text:style-name="T106">ó</text:span><text:span text:style-name="T105">n FR=3 (empieza en 3 y se va incrementando hasta 8) El valor que lleva la variable, N, es FR-1.</text:span></text:p>
        </text:list-item>
      </text:list>
      <text:p text:style-name="P115"/>
      <text:p text:style-name="P115"/>
      <text:p text:style-name="P117">Secuencia de Experimentos para iPD dual</text:p>
      <text:p text:style-name="P79"/>
      <text:p text:style-name="P79">Las ratas ya fueron entrenadas y llegaron a un nivel determinado estable de cooperación.</text:p>
      <text:list xml:id="list8871080346487604805" text:style-name="L21">
        <text:list-item>
          <text:p text:style-name="P80"><text:span text:style-name="T53">Reincidencia en cooperación:</text:span> 3 dias. 2 Sesiones. Llegar al niveles anteriores de cooperación.</text:p>
        </text:list-item>
        <text:list-item>
          <text:p text:style-name="P80"><text:span text:style-name="T53">Apareamiento:</text:span> 5 días. 2 sesiones por día. <text:span text:style-name="T110">Se enfrentan las xA con las xB, se elegirán las mas cooperadoras de cada caja del grupo A para ser enfrentadas a las del grupo B <text:s/>y dos del grupo A de cajas diferentes.</text:span></text:p>
        </text:list-item>
      </text:list>
      <text:p text:style-name="P79"/>
      <text:p text:style-name="P79"/>
      <text:p text:style-name="P79"/>
      <text:p text:style-name="P81">Nueva matris 1p 2p 13s 9s e iti 5s</text:p>
      <text:p text:style-name="P8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1T22:35:51.263353307</dc:date>
    <dc:creator>Schwartz </dc:creator>
    <meta:generator>LibreOffice/4.2.8.2$Linux_X86_64 LibreOffice_project/420m0$Build-2</meta:generator>
    <meta:editing-duration>PT16H57M56S</meta:editing-duration>
    <meta:editing-cycles>20</meta:editing-cycles>
    <meta:document-statistic meta:table-count="0" meta:image-count="0" meta:object-count="0" meta:page-count="7" meta:paragraph-count="176" meta:word-count="2965" meta:character-count="17119" meta:non-whitespace-character-count="14359"/>
  </office:meta>
</office:document-meta>
</file>